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8764in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3.8736in"/>
    </style:style>
    <style:style style:name="Table1.1" style:family="table-row">
      <style:table-row-properties fo:background-color="#dde8cb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dde8cb" fo:keep-together="auto">
        <style:background-image/>
      </style:table-row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fo:color="#2a6099" style:font-name="AnjaliOldLipi" fo:font-size="10pt" officeooo:paragraph-rsid="001761bd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fo:line-height="100%">
        <style:tab-stops>
          <style:tab-stop style:position="0.1236in"/>
        </style:tab-stops>
      </style:paragraph-properties>
      <style:text-properties fo:color="#2a6099" style:font-name="AnjaliOldLipi" fo:font-size="10pt" officeooo:paragraph-rsid="001761bd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/>
      <style:text-properties fo:color="#2a6099" style:text-outline="false" style:text-line-through-style="none" style:text-line-through-type="none" style:font-name="DejaVu Sans Mono" fo:font-size="9pt" fo:font-style="normal" fo:text-shadow="none" style:text-underline-style="none" fo:font-weight="normal" officeooo:rsid="0024ea07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2a6099" style:text-outline="false" style:text-line-through-style="none" style:text-line-through-type="none" style:font-name="DejaVu Sans Mono" fo:font-size="9pt" fo:font-style="normal" fo:text-shadow="none" style:text-underline-style="none" fo:font-weight="normal" officeooo:rsid="0024ea07" officeooo:paragraph-rsid="001cf331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in" fo:margin-bottom="0in" loext:contextual-spacing="false" fo:line-height="100%">
        <style:tab-stops>
          <style:tab-stop style:position="0.1236in"/>
        </style:tab-stops>
      </style:paragraph-properties>
      <style:text-properties fo:color="#2a6099" style:text-outline="false" style:text-line-through-style="none" style:text-line-through-type="none" style:font-name="DejaVu Sans Mono" fo:font-size="9pt" fo:font-style="normal" fo:text-shadow="none" style:text-underline-style="none" fo:font-weight="normal" officeooo:rsid="0024ea07" officeooo:paragraph-rsid="001cf331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in" fo:margin-bottom="0in" loext:contextual-spacing="false" fo:line-height="100%">
        <style:tab-stops>
          <style:tab-stop style:position="0.1236in"/>
          <style:tab-stop style:position="0.3126in"/>
        </style:tab-stops>
      </style:paragraph-properties>
      <style:text-properties fo:color="#2a6099" style:text-outline="false" style:text-line-through-style="none" style:text-line-through-type="none" style:font-name="DejaVu Sans Mono" fo:font-size="9pt" fo:font-style="normal" fo:text-shadow="none" style:text-underline-style="none" fo:font-weight="normal" officeooo:rsid="0024ea07" officeooo:paragraph-rsid="001cf331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color="#000000" style:font-name="Liberation Sans" fo:font-size="10pt" fo:font-style="normal" fo:font-weight="normal" officeooo:rsid="001ae02a" officeooo:paragraph-rsid="00239c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color="#000000" style:font-name="Liberation Sans" fo:font-size="10pt" fo:font-style="normal" fo:font-weight="normal" officeooo:rsid="001ae02a" officeooo:paragraph-rsid="001cd4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text-properties fo:color="#000000" style:font-name="Liberation Sans" fo:font-size="10pt" fo:font-style="normal" fo:font-weight="normal" officeooo:rsid="001ae02a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2" style:family="paragraph" style:parent-style-name="Text_20_body">
      <style:text-properties fo:color="#000000" style:font-name="Liberation Sans" fo:font-size="10pt" fo:font-style="normal" fo:font-weight="normal" officeooo:rsid="001ae02a" officeooo:paragraph-rsid="001761b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3" style:family="paragraph" style:parent-style-name="Text_20_body">
      <style:text-properties fo:color="#2a6099" style:text-outline="false" style:text-line-through-style="none" style:text-line-through-type="none" style:font-name="DejaVu Sans Mono" fo:font-size="9pt" fo:font-style="normal" fo:text-shadow="none" style:text-underline-style="none" fo:font-weight="normal" officeooo:rsid="0024ea07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.0402in" fo:margin-bottom="0in" loext:contextual-spacing="false" fo:line-height="100%"/>
      <style:text-properties fo:color="#2a6099" style:font-name="AnjaliOldLipi" fo:font-size="10pt" officeooo:paragraph-rsid="001761bd" style:font-size-asian="10pt" style:font-size-complex="10pt"/>
    </style:style>
    <style:style style:name="P15" style:family="paragraph" style:parent-style-name="Text_20_body">
      <style:paragraph-properties fo:margin-top="0.0402in" fo:margin-bottom="0in" loext:contextual-spacing="false" fo:line-height="100%">
        <style:tab-stops>
          <style:tab-stop style:position="0.1236in"/>
        </style:tab-stops>
      </style:paragraph-properties>
      <style:text-properties fo:color="#2a6099" style:text-outline="false" style:text-line-through-style="none" style:text-line-through-type="none" style:font-name="DejaVu Sans Mono" fo:font-size="9pt" fo:font-style="normal" fo:text-shadow="none" style:text-underline-style="none" fo:font-weight="normal" officeooo:rsid="0024ea07" officeooo:paragraph-rsid="001cf331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.0598in" fo:margin-bottom="0in" loext:contextual-spacing="false" fo:line-height="100%"/>
      <style:text-properties fo:color="#2a6099" style:font-name="AnjaliOldLipi" fo:font-size="10pt" officeooo:paragraph-rsid="001761bd" style:font-size-asian="10pt" style:font-size-complex="10pt"/>
    </style:style>
    <style:style style:name="P17" style:family="paragraph" style:parent-style-name="Text_20_body">
      <style:paragraph-properties fo:margin-top="0.0598in" fo:margin-bottom="0in" loext:contextual-spacing="false" fo:line-height="100%">
        <style:tab-stops>
          <style:tab-stop style:position="0.1236in"/>
        </style:tab-stops>
      </style:paragraph-properties>
      <style:text-properties fo:color="#2a6099" style:font-name="AnjaliOldLipi" fo:font-size="10pt" officeooo:paragraph-rsid="001761bd" style:font-size-asian="10pt" style:font-size-complex="10pt"/>
    </style:style>
    <style:style style:name="P18" style:family="paragraph" style:parent-style-name="Text_20_body">
      <style:paragraph-properties fo:margin-top="0.0598in" fo:margin-bottom="0in" loext:contextual-spacing="false" fo:line-height="100%"/>
      <style:text-properties fo:color="#2a6099" style:font-name="AnjaliOldLipi" fo:font-size="10pt" style:text-underline-style="solid" style:text-underline-width="auto" style:text-underline-color="font-color" fo:font-weight="bold" officeooo:paragraph-rsid="001761b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.0598in" fo:margin-bottom="0in" loext:contextual-spacing="false" fo:line-height="100%"/>
      <style:text-properties fo:color="#000000" style:font-name="Liberation Sans" fo:font-size="10pt" fo:font-style="normal" fo:font-weight="normal" officeooo:rsid="002acaec" officeooo:paragraph-rsid="002acae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0" style:family="paragraph" style:parent-style-name="Text_20_body">
      <style:paragraph-properties fo:margin-top="0.0598in" fo:margin-bottom="0in" loext:contextual-spacing="false" fo:line-height="100%"/>
      <style:text-properties fo:color="#000000" style:font-name="Liberation Sans" fo:font-size="10pt" fo:font-style="normal" fo:font-weight="normal" officeooo:rsid="001ae02a" officeooo:paragraph-rsid="00239c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1" style:family="paragraph" style:parent-style-name="Text_20_body">
      <style:paragraph-properties fo:margin-top="0.0598in" fo:margin-bottom="0in" loext:contextual-spacing="false" fo:line-height="100%" fo:padding="0.0201in" fo:border="0.06pt solid #2a6099" style:shadow="none"/>
      <style:text-properties fo:color="#3465a4" style:font-name="Liberation Sans" fo:font-size="10pt" fo:font-style="italic" fo:font-weight="normal" officeooo:rsid="001ae02a" officeooo:paragraph-rsid="0029638f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22" style:family="paragraph" style:parent-style-name="Text_20_body">
      <style:paragraph-properties fo:margin-top="0.0598in" fo:margin-bottom="0in" loext:contextual-spacing="false" fo:line-height="100%" fo:padding="0.0201in" fo:border="0.06pt solid #2a6099" style:shadow="none"/>
      <style:text-properties fo:color="#3465a4" style:font-name="Liberation Sans" fo:font-size="10pt" fo:font-style="italic" fo:font-weight="normal" officeooo:rsid="001ae02a" officeooo:paragraph-rsid="00239cbf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23" style:family="paragraph" style:parent-style-name="Text_20_body">
      <style:paragraph-properties fo:margin-top="0.0799in" fo:margin-bottom="0.0799in" loext:contextual-spacing="false" fo:line-height="100%"/>
      <style:text-properties fo:color="#2a6099" style:font-name="AnjaliOldLipi" fo:font-size="10pt" fo:font-style="normal" fo:font-weight="normal" officeooo:rsid="001ae02a" officeooo:paragraph-rsid="001cd4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style:page-number="auto" fo:background-color="transparent"/>
      <style:text-properties fo:color="#2a6099" style:font-name="Liberation Sans" fo:font-size="9pt" fo:font-style="italic" fo:font-weight="normal" officeooo:rsid="001ae02a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style:page-number="auto" fo:background-color="transparent"/>
      <style:text-properties fo:color="#2a6099" style:font-name="Liberation Sans" fo:font-size="9pt" fo:font-style="italic" fo:font-weight="normal" officeooo:rsid="001ae02a" officeooo:paragraph-rsid="00391bc6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style:page-number="auto" fo:background-color="transparent"/>
      <style:text-properties fo:color="#2a6099" style:text-outline="false" style:text-line-through-style="none" style:text-line-through-type="none" style:font-name="DejaVu Sans Mono" fo:font-size="10pt" fo:font-style="normal" fo:text-shadow="none" style:text-underline-style="none" fo:font-weight="normal" officeooo:rsid="0024ea07" officeooo:paragraph-rsid="0040ba0a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style:page-number="auto" fo:background-color="transparent"/>
      <style:text-properties fo:color="#000000" style:font-name="Liberation Sans" fo:font-size="10pt" fo:font-style="normal" fo:font-weight="normal" officeooo:rsid="001ae02a" officeooo:paragraph-rsid="0024ea07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8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style:page-number="auto" fo:background-color="transparent"/>
      <style:text-properties fo:color="#000000" style:font-name="Liberation Sans" fo:font-size="10pt" fo:font-style="normal" fo:font-weight="normal" officeooo:rsid="001ae02a" officeooo:paragraph-rsid="00239c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color="#2a6099" style:font-name="Liberation Sans" fo:font-size="9pt" fo:font-style="italic" fo:font-weight="normal" officeooo:rsid="002acaec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color="#2a6099" style:font-name="Liberation Sans" fo:font-size="9pt" fo:font-style="italic" fo:font-weight="normal" officeooo:rsid="001ae02a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color="#2a6099" style:font-name="Liberation Sans" fo:font-size="10pt" fo:font-style="italic" style:text-underline-style="none" fo:font-weight="normal" officeooo:rsid="0024ea07" officeooo:paragraph-rsid="002f062d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color="#2a6099" style:font-name="Liberation Sans" fo:font-size="10pt" fo:font-style="italic" style:text-underline-style="none" fo:font-weight="normal" officeooo:rsid="003f5b95" officeooo:paragraph-rsid="003f5b95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color="#2a6099" style:text-outline="false" style:text-line-through-style="none" style:text-line-through-type="none" style:font-name="DejaVu Sans Mono" fo:font-size="10pt" fo:font-style="normal" fo:text-shadow="none" style:text-underline-style="none" fo:font-weight="normal" officeooo:rsid="0024ea07" officeooo:paragraph-rsid="002f062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color="#2a6099" style:text-outline="false" style:text-line-through-style="none" style:text-line-through-type="none" style:font-name="DejaVu Sans Mono" fo:font-size="10pt" fo:font-style="normal" fo:text-shadow="none" style:text-underline-style="none" fo:font-weight="normal" officeooo:rsid="0024ea07" officeooo:paragraph-rsid="0040ba0a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style:font-name="DejaVu Sans Mono" fo:font-size="10pt" fo:font-style="normal" officeooo:paragraph-rsid="003fc406" style:font-size-asian="10pt" style:font-style-asian="normal" style:font-size-complex="10pt" style:font-style-complex="normal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color="#000000" style:font-name="Liberation Sans" fo:font-size="10pt" fo:font-style="normal" fo:font-weight="normal" officeooo:rsid="001ae02a" officeooo:paragraph-rsid="0024ea07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color="#000000" style:font-name="Liberation Sans" fo:font-size="10pt" fo:font-style="normal" fo:font-weight="normal" officeooo:rsid="001ae02a" officeooo:paragraph-rsid="00239c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25in" style:auto-text-indent="false" fo:background-color="transparent"/>
      <style:text-properties fo:font-variant="normal" fo:text-transform="none" fo:color="#2a6099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0ba0a" officeooo:paragraph-rsid="00430dfb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 loext:padding="0in" loext:border="none"/>
    </style:style>
    <style:style style:name="P39" style:family="paragraph" style:parent-style-name="Text_20_body">
      <loext:graphic-properties draw:fill="none"/>
      <style:paragraph-properties fo:margin-left="0in" fo:margin-right="0in" fo:margin-top="0.0598in" fo:margin-bottom="0in" loext:contextual-spacing="false" fo:line-height="100%" fo:text-indent="0.25in" style:auto-text-indent="false" fo:background-color="transparent"/>
      <style:text-properties fo:color="#2a6099" style:font-name="Liberation Sans" fo:font-size="9pt" fo:font-style="italic" fo:font-weight="normal" officeooo:rsid="002acaec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40" style:family="paragraph" style:parent-style-name="Text_20_body">
      <loext:graphic-properties draw:fill="none"/>
      <style:paragraph-properties fo:margin-left="0in" fo:margin-right="0in" fo:margin-top="0.0598in" fo:margin-bottom="0in" loext:contextual-spacing="false" fo:line-height="100%" fo:text-indent="0.25in" style:auto-text-indent="false" fo:background-color="transparent"/>
      <style:text-properties fo:color="#2a6099" style:text-outline="false" style:text-line-through-style="none" style:text-line-through-type="none" style:font-name="DejaVu Sans Mono" fo:font-size="10pt" fo:font-style="normal" fo:text-shadow="none" style:text-underline-style="none" fo:font-weight="normal" officeooo:rsid="0024ea07" officeooo:paragraph-rsid="002f062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ext_20_body" style:master-page-name="">
      <loext:graphic-properties draw:fill="none"/>
      <style:paragraph-properties fo:margin-left="0in" fo:margin-right="0in" fo:margin-top="0.0598in" fo:margin-bottom="0in" loext:contextual-spacing="false" fo:line-height="100%" fo:text-indent="0.25in" style:auto-text-indent="false" style:page-number="auto" fo:background-color="transparent" fo:padding="0.0201in" fo:border="0.06pt solid #2a6099" style:shadow="none"/>
      <style:text-properties fo:color="#3465a4" style:font-name="Liberation Sans" fo:font-size="10pt" fo:font-style="italic" fo:font-weight="normal" officeooo:rsid="001ae02a" officeooo:paragraph-rsid="0029638f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42" style:family="paragraph" style:parent-style-name="Text_20_body" style:master-page-name="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style:page-number="auto" fo:background-color="transparent"/>
      <style:text-properties fo:color="#2a6099" style:font-name="Liberation Sans" fo:font-size="9pt" fo:font-style="italic" fo:font-weight="normal" officeooo:rsid="002acaec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43" style:family="paragraph" style:parent-style-name="Text_20_body" style:master-page-name="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style:page-number="auto" fo:background-color="transparent"/>
      <style:text-properties fo:color="#2a6099" style:font-name="Liberation Sans" fo:font-size="10pt" fo:font-style="italic" style:text-underline-style="none" fo:font-weight="normal" officeooo:rsid="0024ea07" officeooo:paragraph-rsid="002f062d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style:page-number="auto" fo:background-color="transparent"/>
      <style:text-properties fo:color="#2a6099" style:font-name="Liberation Sans" fo:font-size="10pt" fo:font-style="normal" style:text-underline-style="none" fo:font-weight="normal" officeooo:rsid="0026c1c3" officeooo:paragraph-rsid="0026c1c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style:page-number="auto" fo:background-color="transparent"/>
      <style:text-properties fo:font-variant="normal" fo:text-transform="none" fo:color="#10109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24ea07" officeooo:paragraph-rsid="00421f65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overline-style="none" style:text-overline-color="font-color" loext:padding="0in" loext:border="none"/>
    </style:style>
    <style:style style:name="P46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fo:background-color="transparent"/>
      <style:text-properties fo:color="#2a6099" style:font-name="Liberation Sans" fo:font-size="9pt" fo:font-style="italic" fo:font-weight="normal" officeooo:rsid="002acaec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47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fo:background-color="transparent"/>
      <style:text-properties fo:color="#2a6099" style:font-name="Liberation Sans" fo:font-size="10pt" fo:font-style="italic" style:text-underline-style="none" fo:font-weight="normal" officeooo:rsid="0024ea07" officeooo:paragraph-rsid="002f062d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48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fo:background-color="transparent"/>
      <style:text-properties fo:color="#2a6099" style:text-outline="false" style:text-line-through-style="none" style:text-line-through-type="none" style:font-name="DejaVu Sans Mono" fo:font-size="10pt" fo:font-style="normal" fo:text-shadow="none" style:text-underline-style="none" fo:font-weight="normal" officeooo:rsid="0024ea07" officeooo:paragraph-rsid="00421f65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fo:background-color="transparent"/>
      <style:text-properties fo:color="#2a6099" style:text-outline="false" style:text-line-through-style="none" style:text-line-through-type="none" style:font-name="Liberation Sans" fo:font-size="10pt" fo:font-style="italic" fo:text-shadow="none" style:text-underline-style="none" fo:font-weight="normal" officeooo:rsid="0024ea07" officeooo:paragraph-rsid="00421f65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overline-style="none" style:text-overline-color="font-color"/>
    </style:style>
    <style:style style:name="P50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.25in" style:auto-text-indent="false" fo:background-color="transparent"/>
      <style:text-properties fo:font-variant="normal" fo:text-transform="none" fo:color="#10109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24ea07" officeooo:paragraph-rsid="00421f65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overline-style="none" style:text-overline-color="font-color" loext:padding="0in" loext:border="none"/>
    </style:style>
    <style:style style:name="P51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align="start" style:justify-single-word="false" fo:text-indent="0.25in" style:auto-text-indent="false" fo:background-color="transparen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a07" officeooo:paragraph-rsid="002f062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align="start" style:justify-single-word="false" fo:text-indent="0.25in" style:auto-text-indent="false" fo:background-color="transparen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a07" officeooo:paragraph-rsid="003b561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align="start" style:justify-single-word="false" fo:text-indent="0.25in" style:auto-text-indent="false" fo:background-color="transparen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df3d" officeooo:paragraph-rsid="004cdf3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loext:graphic-properties draw:fill="none"/>
      <style:paragraph-properties fo:margin-left="0in" fo:margin-right="0in" fo:margin-top="0.1in" fo:margin-bottom="0in" loext:contextual-spacing="false" fo:line-height="100%" fo:text-indent="0.25in" style:auto-text-indent="false" fo:background-color="transparent"/>
      <style:text-properties fo:color="#2a6099" style:font-name="Liberation Sans" fo:font-size="9pt" fo:font-style="italic" fo:font-weight="normal" officeooo:rsid="002acaec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55" style:family="paragraph" style:parent-style-name="Text_20_body" style:master-page-name="">
      <loext:graphic-properties draw:fill="none"/>
      <style:paragraph-properties fo:margin-left="0in" fo:margin-right="0in" fo:margin-top="0.1in" fo:margin-bottom="0in" loext:contextual-spacing="false" fo:line-height="100%" fo:text-indent="0.25in" style:auto-text-indent="false" style:page-number="auto" fo:background-color="transparent"/>
      <style:text-properties fo:color="#2a6099" style:font-name="Liberation Sans" fo:font-size="9pt" fo:font-style="italic" fo:font-weight="normal" officeooo:rsid="001ae02a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56" style:family="paragraph" style:parent-style-name="Text_20_body" style:master-page-name="">
      <loext:graphic-properties draw:fill="none"/>
      <style:paragraph-properties fo:margin-left="0in" fo:margin-right="0in" fo:margin-top="0.1in" fo:margin-bottom="0in" loext:contextual-spacing="false" fo:line-height="100%" fo:text-indent="0.25in" style:auto-text-indent="false" style:page-number="auto" fo:background-color="transparent"/>
      <style:text-properties fo:color="#2a6099" style:font-name="Liberation Sans" fo:font-size="10pt" fo:font-style="italic" style:text-underline-style="none" fo:font-weight="normal" officeooo:rsid="0024ea07" officeooo:paragraph-rsid="002f062d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0in" fo:margin-right="0in" fo:margin-top="0.0799in" fo:margin-bottom="0in" loext:contextual-spacing="false" fo:line-height="100%" fo:text-indent="0.25in" style:auto-text-indent="false" style:page-number="auto" fo:background-color="transparent">
        <style:tab-stops>
          <style:tab-stop style:position="0.2472in"/>
          <style:tab-stop style:position="0.2543in"/>
        </style:tab-stops>
      </style:paragraph-properties>
      <style:text-properties fo:font-variant="normal" fo:text-transform="none" fo:color="#10109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24ea07" officeooo:paragraph-rsid="00430dfb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overline-style="none" style:text-overline-color="font-color" loext:padding="0in" loext:border="none"/>
    </style:style>
    <style:style style:name="P58" style:family="paragraph" style:parent-style-name="Text_20_body" style:master-page-name="">
      <loext:graphic-properties draw:fill="none"/>
      <style:paragraph-properties fo:margin-left="0in" fo:margin-right="0in" fo:margin-top="0.0799in" fo:margin-bottom="0in" loext:contextual-spacing="false" fo:line-height="100%" fo:text-indent="0.25in" style:auto-text-indent="false" style:page-number="auto" fo:background-color="transparent"/>
      <style:text-properties fo:font-variant="normal" fo:text-transform="none" fo:color="#10109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24ea07" officeooo:paragraph-rsid="00430dfb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overline-style="none" style:text-overline-color="font-color" loext:padding="0in" loext:border="none"/>
    </style:style>
    <style:style style:name="P59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.25in" style:auto-text-indent="false" fo:background-color="transparent"/>
      <style:text-properties fo:color="#2a6099" style:font-name="Liberation Sans" fo:font-size="10pt" fo:font-style="italic" style:text-underline-style="none" fo:font-weight="normal" officeooo:rsid="0024ea07" officeooo:paragraph-rsid="00329293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60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.25in" style:auto-text-indent="false" fo:background-color="transparent"/>
      <style:text-properties fo:color="#2a6099" style:font-name="Liberation Sans" fo:font-size="10pt" fo:font-style="italic" style:text-underline-style="none" fo:font-weight="normal" officeooo:rsid="0024ea07" officeooo:paragraph-rsid="002f062d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61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.25in" style:auto-text-indent="false" fo:background-color="transparent"/>
      <style:text-properties fo:color="#2a6099" style:font-name="Liberation Sans" fo:font-size="9pt" fo:font-style="italic" fo:font-weight="normal" officeooo:rsid="001ae02a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62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.25in" style:auto-text-indent="false" fo:background-color="transparent"/>
      <style:text-properties fo:color="#000000" style:font-name="Liberation Sans" fo:font-size="10pt" fo:font-style="normal" fo:font-weight="normal" officeooo:rsid="001ae02a" officeooo:paragraph-rsid="00239c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63" style:family="paragraph" style:parent-style-name="Text_20_body">
      <loext:graphic-properties draw:fill="none"/>
      <style:paragraph-properties fo:margin-left="0in" fo:margin-right="0in" fo:margin-top="0.0598in" fo:margin-bottom="0.0598in" loext:contextual-spacing="false" fo:line-height="100%" fo:text-indent="0.25in" style:auto-text-indent="false" fo:background-color="transparent"/>
      <style:text-properties fo:color="#101094" style:text-outline="false" style:text-line-through-style="none" style:text-line-through-type="none" style:font-name="monospace" fo:font-size="10pt" fo:font-style="normal" fo:text-shadow="none" style:text-underline-style="none" fo:font-weight="normal" officeooo:rsid="0024ea07" officeooo:paragraph-rsid="00421f65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799in" loext:contextual-spacing="false" fo:line-height="100%" fo:text-indent="0.25in" style:auto-text-indent="false" fo:background-color="transparent"/>
      <style:text-properties fo:color="#2a6099" style:font-name="Liberation Sans" fo:font-size="10pt" fo:font-style="italic" style:text-underline-style="none" fo:font-weight="normal" officeooo:rsid="0024ea07" officeooo:paragraph-rsid="00329293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799in" loext:contextual-spacing="false" fo:line-height="100%" fo:text-indent="0.25in" style:auto-text-indent="false" fo:background-color="transparent"/>
      <style:text-properties fo:color="#2a6099" style:font-name="Liberation Sans" fo:font-size="10pt" fo:font-style="italic" style:text-underline-style="none" fo:font-weight="normal" officeooo:rsid="0024ea07" officeooo:paragraph-rsid="002f062d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fo:color="#000000" style:font-name="Liberation Sans" fo:font-size="11pt" fo:font-style="normal" fo:font-weight="normal" officeooo:rsid="001ae02a" officeooo:paragraph-rsid="002acaec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fo:color="#000000" style:font-name="Liberation Sans" fo:font-size="10pt" fo:font-style="normal" fo:font-weight="normal" officeooo:rsid="001ae02a" officeooo:paragraph-rsid="002acae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68" style:family="paragraph" style:parent-style-name="Text_20_body">
      <loext:graphic-properties draw:fill="none"/>
      <style:paragraph-properties fo:margin-left="0in" fo:margin-right="0in" fo:margin-top="0.1in" fo:margin-bottom="0in" loext:contextual-spacing="false" fo:line-height="100%" fo:text-indent="0in" style:auto-text-indent="false" fo:background-color="transparent"/>
      <style:text-properties fo:color="#000000" style:font-name="Liberation Sans" fo:font-size="11pt" fo:font-style="normal" fo:font-weight="normal" officeooo:rsid="001ae02a" officeooo:paragraph-rsid="002acaec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.1in" fo:margin-bottom="0in" loext:contextual-spacing="false" fo:line-height="100%" fo:text-indent="0in" style:auto-text-indent="false" fo:background-color="transparent"/>
      <style:text-properties fo:color="#000000" style:font-name="Liberation Sans" fo:font-size="10pt" fo:font-style="normal" style:text-underline-style="none" fo:font-weight="normal" officeooo:rsid="0024ea07" officeooo:paragraph-rsid="0033c94a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70" style:family="paragraph" style:parent-style-name="Preformatted_20_Text">
      <loext:graphic-properties draw:fill="none"/>
      <style:paragraph-properties fo:margin-left="0in" fo:margin-right="0in" fo:margin-top="0.0799in" fo:margin-bottom="0in" loext:contextual-spacing="false" fo:line-height="100%" fo:text-indent="0in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0ba0a" officeooo:paragraph-rsid="00430dfb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 loext:padding="0in" loext:border="none"/>
    </style:style>
    <style:style style:name="P71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in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0ba0a" officeooo:paragraph-rsid="00430dfb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 loext:padding="0in" loext:border="none"/>
    </style:style>
    <style:style style:name="P72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in" style:auto-text-indent="false" fo:background-color="transparent"/>
      <style:text-properties fo:font-variant="normal" fo:text-transform="none" fo:color="#10109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24ea07" officeooo:paragraph-rsid="00430dfb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overline-style="none" style:text-overline-color="font-color" loext:padding="0in" loext:border="none"/>
    </style:style>
    <style:style style:name="P73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in" style:auto-text-indent="false" fo:background-color="transparent"/>
      <style:text-properties fo:font-variant="normal" fo:text-transform="none" fo:color="#55308d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40ba0a" officeooo:paragraph-rsid="00430dfb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overline-style="none" style:text-overline-color="font-color" loext:padding="0in" loext:border="none"/>
    </style:style>
    <style:style style:name="P74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in" style:auto-text-indent="false" fo:background-color="transparent"/>
      <style:text-properties fo:color="#000000" style:font-name="Liberation Sans" fo:font-size="10pt" fo:font-style="normal" fo:font-weight="normal" officeooo:rsid="001ae02a" officeooo:paragraph-rsid="002acae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75" style:family="paragraph" style:parent-style-name="Text_20_body" style:master-page-name="">
      <loext:graphic-properties draw:fill="none"/>
      <style:paragraph-properties fo:margin-left="0in" fo:margin-right="0in" fo:margin-top="0.0799in" fo:margin-bottom="0in" loext:contextual-spacing="false" fo:line-height="100%" fo:text-indent="0in" style:auto-text-indent="false" style:page-number="auto" fo:background-color="transparen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40ba0a" officeooo:paragraph-rsid="00421f65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ext_20_body" style:master-page-name="">
      <loext:graphic-properties draw:fill="none"/>
      <style:paragraph-properties fo:margin-left="0in" fo:margin-right="0in" fo:margin-top="0.0799in" fo:margin-bottom="0in" loext:contextual-spacing="false" fo:line-height="100%" fo:text-indent="0in" style:auto-text-indent="false" style:page-number="auto" fo:background-color="transparent"/>
      <style:text-properties fo:font-variant="normal" fo:text-transform="none" fo:color="#000000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0ba0a" officeooo:paragraph-rsid="00430dfb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 loext:padding="0in" loext:border="none"/>
    </style:style>
    <style:style style:name="P77" style:family="paragraph" style:parent-style-name="Text_20_body">
      <loext:graphic-properties draw:fill="none"/>
      <style:paragraph-properties fo:margin-left="0in" fo:margin-right="0in" fo:margin-top="0.0799in" fo:margin-bottom="0.0402in" loext:contextual-spacing="false" fo:line-height="100%" fo:text-indent="0in" style:auto-text-indent="false" fo:background-color="transparen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40ba0a" officeooo:paragraph-rsid="0040ba0a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in" style:auto-text-indent="false" fo:background-color="transparent" fo:padding="0.0201in" fo:border="0.06pt solid #000000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40ba0a" officeooo:paragraph-rsid="0040ba0a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in" style:auto-text-indent="false" fo:background-color="transparent" fo:padding="0.0201in" fo:border="0.06pt solid #000000"/>
      <style:text-properties fo:font-size="10pt" officeooo:paragraph-rsid="0040ba0a" style:font-size-asian="10pt" style:font-size-complex="10pt"/>
    </style:style>
    <style:style style:name="P80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in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0ba0a" officeooo:paragraph-rsid="00421f65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 loext:padding="0in" loext:border="none"/>
    </style:style>
    <style:style style:name="P81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in" style:auto-text-indent="false" fo:background-color="transparen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4ea07" officeooo:paragraph-rsid="002f062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in" style:auto-text-indent="false" fo:background-color="transparent"/>
      <style:text-properties fo:color="#000000" style:font-name="Liberation Sans" fo:font-size="10pt" fo:font-style="normal" style:text-underline-style="none" fo:font-weight="normal" officeooo:rsid="0024ea07" officeooo:paragraph-rsid="002f062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83" style:family="paragraph" style:parent-style-name="Text_20_body">
      <loext:graphic-properties draw:fill="none"/>
      <style:paragraph-properties fo:margin-left="0in" fo:margin-right="0in" fo:margin-top="0.0201in" fo:margin-bottom="0in" loext:contextual-spacing="false" fo:line-height="100%" fo:text-indent="0in" style:auto-text-indent="false" fo:background-color="transparent"/>
      <style:text-properties fo:font-size="10pt" officeooo:paragraph-rsid="002f062d" style:font-size-asian="10pt" style:font-size-complex="10pt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.0201in" fo:margin-bottom="0in" loext:contextual-spacing="false" fo:line-height="100%" fo:text-indent="0in" style:auto-text-indent="false" style:page-number="auto" fo:background-color="transparen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4ea07" officeooo:paragraph-rsid="002f062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ext_20_body" style:master-page-name="">
      <loext:graphic-properties draw:fill="none"/>
      <style:paragraph-properties fo:margin-left="0in" fo:margin-right="0in" fo:margin-top="0.0201in" fo:margin-bottom="0in" loext:contextual-spacing="false" fo:line-height="100%" fo:text-indent="0in" style:auto-text-indent="false" style:page-number="auto" fo:background-color="transparent"/>
      <style:text-properties fo:font-size="10pt" officeooo:paragraph-rsid="0026d086" style:font-size-asian="10pt" style:font-size-complex="10pt"/>
    </style:style>
    <style:style style:name="P86" style:family="paragraph" style:parent-style-name="Text_20_body">
      <loext:graphic-properties draw:fill="none"/>
      <style:paragraph-properties fo:margin-left="0in" fo:margin-right="0in" fo:margin-top="0.0598in" fo:margin-bottom="0.0598in" loext:contextual-spacing="false" fo:line-height="100%" fo:text-indent="0in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0ba0a" officeooo:paragraph-rsid="00421f65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 loext:padding="0in" loext:border="none"/>
    </style:style>
    <style:style style:name="P87" style:family="paragraph" style:parent-style-name="Text_20_body">
      <loext:graphic-properties draw:fill="none"/>
      <style:paragraph-properties fo:margin-left="0in" fo:margin-right="0in" fo:margin-top="0.0799in" fo:margin-bottom="0.0799in" loext:contextual-spacing="false" fo:line-height="100%" fo:text-indent="0in" style:auto-text-indent="false" fo:background-color="transparent"/>
      <style:text-properties fo:font-size="10pt" officeooo:paragraph-rsid="0040ba0a" style:font-size-asian="10pt" style:font-size-complex="10pt"/>
    </style:style>
    <style:style style:name="P88" style:family="paragraph" style:parent-style-name="Text_20_body">
      <loext:graphic-properties draw:fill="none"/>
      <style:paragraph-properties fo:margin-left="0in" fo:margin-right="0in" fo:margin-top="0.0799in" fo:margin-bottom="0.0799in" loext:contextual-spacing="false" fo:line-height="100%" fo:text-indent="0in" style:auto-text-indent="false" fo:background-color="transparent"/>
      <style:text-properties fo:color="#000000" style:font-name="Liberation Sans" fo:font-size="10pt" fo:font-style="normal" style:text-underline-style="none" fo:font-weight="normal" officeooo:rsid="0024ea07" officeooo:paragraph-rsid="002f062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89" style:family="paragraph" style:parent-style-name="Text_20_body">
      <loext:graphic-properties draw:fill="none"/>
      <style:paragraph-properties fo:margin-left="0in" fo:margin-right="0in" fo:margin-top="0.0799in" fo:margin-bottom="0.0799in" loext:contextual-spacing="false" fo:line-height="100%" fo:text-indent="0in" style:auto-text-indent="false" fo:background-color="transparent"/>
      <style:text-properties fo:color="#000000" style:font-name="Liberation Sans" fo:font-size="10pt" fo:font-style="normal" fo:font-weight="normal" officeooo:rsid="001ae02a" officeooo:paragraph-rsid="002acae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90" style:family="paragraph" style:parent-style-name="Text_20_body">
      <loext:graphic-properties draw:fill="none"/>
      <style:paragraph-properties fo:margin-left="0in" fo:margin-right="0in" fo:margin-top="0.0799in" fo:margin-bottom="0.0799in" loext:contextual-spacing="false" fo:line-height="100%" fo:text-indent="0in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0ba0a" officeooo:paragraph-rsid="00430dfb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 loext:padding="0in" loext:border="none"/>
    </style:style>
    <style:style style:name="P91" style:family="paragraph" style:parent-style-name="Text_20_body">
      <loext:graphic-properties draw:fill="none"/>
      <style:paragraph-properties fo:margin-left="0in" fo:margin-right="0in" fo:margin-top="0.1in" fo:margin-bottom="0.1in" loext:contextual-spacing="false" fo:line-height="100%" fo:text-indent="0in" style:auto-text-indent="false" fo:background-color="transparent"/>
      <style:text-properties fo:color="#000000" style:font-name="Liberation Sans" fo:font-size="10pt" fo:font-style="normal" style:text-underline-style="none" fo:font-weight="normal" officeooo:rsid="0024ea07" officeooo:paragraph-rsid="002f062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92" style:family="paragraph" style:parent-style-name="Text_20_body">
      <loext:graphic-properties draw:fill="none"/>
      <style:paragraph-properties fo:margin-left="0in" fo:margin-right="0in" fo:margin-top="0in" fo:margin-bottom="0.0799in" loext:contextual-spacing="false" fo:line-height="100%" fo:text-indent="0in" style:auto-text-indent="false" fo:background-color="transparent"/>
      <style:text-properties fo:color="#000000" style:font-name="Liberation Sans" fo:font-size="10pt" fo:font-style="normal" fo:font-weight="normal" officeooo:rsid="001ae02a" officeooo:paragraph-rsid="002acae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.0598in" loext:contextual-spacing="false" fo:line-height="100%" fo:text-indent="0in" style:auto-text-indent="false" fo:background-color="transparent"/>
      <style:text-properties fo:color="#000000" style:font-name="Liberation Sans" fo:font-size="10pt" fo:font-style="normal" fo:font-weight="normal" officeooo:rsid="001ae02a" officeooo:paragraph-rsid="002acae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94" style:family="paragraph" style:parent-style-name="Text_20_body">
      <loext:graphic-properties draw:fill="none"/>
      <style:paragraph-properties fo:margin-left="0in" fo:margin-right="0in" fo:margin-top="0.0598in" fo:margin-bottom="0in" loext:contextual-spacing="false" fo:line-height="100%" fo:text-indent="0in" style:auto-text-indent="false" fo:background-color="transparent"/>
      <style:text-properties fo:color="#000000" style:font-name="Liberation Sans" fo:font-size="10pt" fo:font-style="normal" fo:font-weight="normal" officeooo:rsid="001ae02a" officeooo:paragraph-rsid="002acae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95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00%" fo:text-indent="-0.4366in" style:auto-text-indent="false" style:page-number="auto" fo:background-color="transparent"/>
      <style:text-properties fo:color="#2a6099" style:font-name="Liberation Sans" fo:font-size="11pt" fo:font-style="normal" fo:font-weight="normal" officeooo:rsid="001ae02a" officeooo:paragraph-rsid="002acaec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96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00%" fo:text-indent="-0.4366in" style:auto-text-indent="false" fo:background-color="transparent"/>
      <style:text-properties fo:color="#2a6099" style:font-name="Liberation Sans" fo:font-size="11pt" fo:font-style="normal" fo:font-weight="normal" officeooo:rsid="001ae02a" officeooo:paragraph-rsid="002acaec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97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.3118in" style:auto-text-indent="false" style:page-number="auto" fo:background-color="transparent"/>
      <style:text-properties fo:color="#2a6099" style:font-name="Liberation Sans" fo:font-size="9pt" fo:font-style="italic" fo:font-weight="normal" officeooo:rsid="001ae02a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9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.3118in" style:auto-text-indent="false" fo:background-color="transparent"/>
      <style:text-properties fo:color="#2a6099" style:font-name="Liberation Sans" fo:font-size="9pt" fo:font-style="italic" fo:font-weight="normal" officeooo:rsid="001ae02a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99" style:family="paragraph" style:parent-style-name="Text_20_body">
      <loext:graphic-properties draw:fill="none"/>
      <style:paragraph-properties fo:margin-left="0in" fo:margin-right="0in" fo:margin-top="0.0799in" fo:margin-bottom="0in" loext:contextual-spacing="false" fo:line-height="100%" fo:text-indent="0.3118in" style:auto-text-indent="false" fo:background-color="transparent"/>
      <style:text-properties fo:color="#2a6099" style:font-name="Liberation Sans" fo:font-size="9pt" fo:font-style="italic" fo:font-weight="normal" officeooo:rsid="001ae02a" officeooo:paragraph-rsid="002acaec" style:font-name-asian="Noto Sans CJK SC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100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103" style:family="paragraph" style:parent-style-name="Preformatted_20_Text" style:master-page-name="">
      <loext:graphic-properties draw:fill="none"/>
      <style:paragraph-properties fo:margin-left="0in" fo:margin-right="0in" fo:margin-top="0.0799in" fo:margin-bottom="0in" loext:contextual-spacing="false" fo:line-height="100%" fo:text-indent="0.1252in" style:auto-text-indent="false" style:page-number="auto" fo:background-color="transparent"/>
      <style:text-properties fo:font-variant="normal" fo:text-transform="none" fo:color="#000000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0ba0a" officeooo:paragraph-rsid="00430dfb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 loext:padding="0in" loext:border="none"/>
    </style:style>
    <style:style style:name="P10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.1252in" style:auto-text-indent="false" fo:background-color="transparent" fo:padding="0in" fo:border="none"/>
    </style:style>
    <style:style style:name="P10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.1252in" style:auto-text-indent="false" fo:background-color="transparent" fo:padding="0in" fo:border="none"/>
      <style:text-properties fo:font-size="9.75pt"/>
    </style:style>
    <style:style style:name="P106" style:family="paragraph" style:parent-style-name="Preformatted_20_Text" style:master-page-name="">
      <loext:graphic-properties draw:fill="none"/>
      <style:paragraph-properties fo:margin-left="0.0618in" fo:margin-right="0in" fo:margin-top="0in" fo:margin-bottom="0in" loext:contextual-spacing="false" fo:text-align="start" style:justify-single-word="false" fo:orphans="2" fo:widows="2" fo:text-indent="0.0618in" style:auto-text-indent="false" style:page-number="auto" fo:background-color="transparent" fo:padding="0in" fo:border="none"/>
    </style:style>
    <style:style style:name="P107" style:family="paragraph" style:parent-style-name="Preformatted_20_Text">
      <loext:graphic-properties draw:fill="none"/>
      <style:paragraph-properties fo:margin-left="0.0618in" fo:margin-right="0in" fo:margin-top="0in" fo:margin-bottom="0in" loext:contextual-spacing="false" fo:text-align="start" style:justify-single-word="false" fo:orphans="2" fo:widows="2" fo:text-indent="0.0618in" style:auto-text-indent="false" fo:background-color="transparent" fo:padding="0in" fo:border="none"/>
    </style:style>
    <style:style style:name="P108" style:family="paragraph" style:parent-style-name="Preformatted_20_Text">
      <loext:graphic-properties draw:fill="none"/>
      <style:paragraph-properties fo:margin-left="0.0618in" fo:margin-right="0in" fo:margin-top="0in" fo:margin-bottom="0.0799in" loext:contextual-spacing="false" fo:text-align="start" style:justify-single-word="false" fo:orphans="2" fo:widows="2" fo:text-indent="0.0618in" style:auto-text-indent="false" fo:background-color="transparent" fo:padding="0in" fo:border="none"/>
    </style:style>
    <style:style style:name="P109" style:family="paragraph" style:parent-style-name="Text_20_body">
      <style:paragraph-properties fo:margin-top="0.0201in" fo:margin-bottom="0in" loext:contextual-spacing="false" fo:line-height="100%"/>
      <style:text-properties fo:color="#000000" style:font-name="Liberation Sans" fo:font-size="10pt" fo:font-style="normal" fo:font-weight="normal" officeooo:rsid="0024ea07" officeooo:paragraph-rsid="0024ea07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10" style:family="paragraph" style:parent-style-name="Text_20_body">
      <style:paragraph-properties fo:margin-top="0.0201in" fo:margin-bottom="0in" loext:contextual-spacing="false" fo:line-height="100%"/>
      <style:text-properties fo:color="#000000" style:font-name="Liberation Sans" fo:font-size="10pt" fo:font-style="normal" style:text-underline-style="none" fo:font-weight="normal" officeooo:rsid="0024ea07" officeooo:paragraph-rsid="0024ea07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11" style:family="paragraph" style:parent-style-name="Text_20_body">
      <style:paragraph-properties fo:margin-top="0.0201in" fo:margin-bottom="0in" loext:contextual-spacing="false" fo:line-height="100%"/>
      <style:text-properties fo:color="#000000" style:font-name="Liberation Sans" fo:font-size="10pt" fo:font-style="normal" style:text-underline-style="none" fo:font-weight="normal" officeooo:rsid="0026c1c3" officeooo:paragraph-rsid="0026c1c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12" style:family="paragraph" style:parent-style-name="Text_20_body">
      <style:paragraph-properties fo:margin-top="0.0799in" fo:margin-bottom="0in" loext:contextual-spacing="false" fo:line-height="100%"/>
      <style:text-properties fo:color="#2a6099" style:font-name="Liberation Sans" fo:font-size="10pt" fo:font-style="italic" fo:font-weight="bold" officeooo:rsid="001ae02a" officeooo:paragraph-rsid="0024ea07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P113" style:family="paragraph" style:parent-style-name="Text_20_body">
      <style:paragraph-properties fo:margin-top="0.0799in" fo:margin-bottom="0in" loext:contextual-spacing="false" fo:line-height="100%"/>
      <style:text-properties fo:color="#2a6099" style:font-name="Liberation Sans" fo:font-size="10pt" fo:font-style="italic" fo:font-weight="bold" officeooo:rsid="001ae02a" officeooo:paragraph-rsid="00239cbf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P114" style:family="paragraph" style:parent-style-name="Text_20_body">
      <style:paragraph-properties fo:margin-top="0.0799in" fo:margin-bottom="0in" loext:contextual-spacing="false" fo:line-height="100%"/>
      <style:text-properties fo:color="#2a6099" style:text-outline="false" style:text-line-through-style="none" style:text-line-through-type="none" style:font-name="DejaVu Sans Mono" fo:font-size="9pt" fo:font-style="normal" fo:text-shadow="none" style:text-underline-style="none" fo:font-weight="normal" officeooo:rsid="0024ea07" officeooo:paragraph-rsid="001cf331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ext_20_body">
      <style:paragraph-properties fo:margin-top="0.0799in" fo:margin-bottom="0in" loext:contextual-spacing="false" fo:line-height="100%">
        <style:tab-stops>
          <style:tab-stop style:position="0.1236in"/>
        </style:tab-stops>
      </style:paragraph-properties>
      <style:text-properties fo:color="#2a6099" style:text-outline="false" style:text-line-through-style="none" style:text-line-through-type="none" style:font-name="DejaVu Sans Mono" fo:font-size="9pt" fo:font-style="normal" fo:text-shadow="none" style:text-underline-style="none" fo:font-weight="normal" officeooo:rsid="0024ea07" officeooo:paragraph-rsid="001cf331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ext_20_body">
      <style:paragraph-properties fo:margin-top="0.0799in" fo:margin-bottom="0in" loext:contextual-spacing="false" fo:line-height="100%"/>
      <style:text-properties fo:color="#000000" style:font-name="Liberation Sans" fo:font-size="10pt" fo:font-style="normal" fo:font-weight="normal" officeooo:rsid="001ae02a" officeooo:paragraph-rsid="001cd4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17" style:family="paragraph" style:parent-style-name="Text_20_body">
      <style:paragraph-properties fo:margin-top="0.0598in" fo:margin-bottom="0.0598in" loext:contextual-spacing="false" fo:line-height="100%"/>
      <style:text-properties fo:font-size="10pt" officeooo:paragraph-rsid="0024ea07" style:font-size-asian="10pt" style:font-size-complex="10pt"/>
    </style:style>
    <style:style style:name="P118" style:family="paragraph" style:parent-style-name="Text_20_body">
      <style:paragraph-properties fo:margin-top="0.0598in" fo:margin-bottom="0.0598in" loext:contextual-spacing="false" fo:line-height="100%"/>
      <style:text-properties fo:color="#000000" style:font-name="Liberation Sans" fo:font-size="10pt" fo:font-style="normal" style:text-underline-style="none" fo:font-weight="normal" officeooo:rsid="001ae02a" officeooo:paragraph-rsid="0024ea07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19" style:family="paragraph" style:parent-style-name="Text_20_body">
      <style:paragraph-properties fo:margin-top="0.0598in" fo:margin-bottom="0.0598in" loext:contextual-spacing="false" fo:line-height="100%"/>
      <style:text-properties fo:color="#000000" style:font-name="Liberation Sans" fo:font-size="10pt" fo:font-style="normal" fo:font-weight="normal" officeooo:rsid="001ae02a" officeooo:paragraph-rsid="00239c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20" style:family="paragraph" style:parent-style-name="Text_20_body">
      <style:paragraph-properties fo:margin-top="0in" fo:margin-bottom="0.0598in" loext:contextual-spacing="false" fo:line-height="100%"/>
      <style:text-properties fo:color="#000000" style:font-name="Liberation Sans" fo:font-size="10pt" fo:font-style="normal" fo:font-weight="normal" officeooo:rsid="001ae02a" officeooo:paragraph-rsid="00239c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21" style:family="paragraph" style:parent-style-name="Text_20_body">
      <style:paragraph-properties fo:margin-top="0in" fo:margin-bottom="0.0799in" loext:contextual-spacing="false" fo:line-height="100%"/>
      <style:text-properties fo:color="#000000" style:font-name="Liberation Sans" fo:font-size="10pt" fo:font-style="normal" fo:font-weight="normal" officeooo:rsid="001ae02a" officeooo:paragraph-rsid="001cd4b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22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P123" style:family="paragraph" style:parent-style-name="Heading_20_2">
      <style:text-properties officeooo:paragraph-rsid="001761bd"/>
    </style:style>
    <style:style style:name="P124" style:family="paragraph" style:parent-style-name="Heading_20_2">
      <style:paragraph-properties fo:margin-top="0in" fo:margin-bottom="0in" loext:contextual-spacing="false" fo:line-height="100%"/>
      <style:text-properties officeooo:paragraph-rsid="001ae02a"/>
    </style:style>
    <style:style style:name="P125" style:family="paragraph" style:parent-style-name="Heading_20_2">
      <style:paragraph-properties fo:margin-top="0in" fo:margin-bottom="0in" loext:contextual-spacing="false" fo:line-height="100%"/>
      <style:text-properties fo:color="#000000" style:font-name="AnjaliOldLipi" fo:font-size="11pt" fo:font-style="normal" fo:font-weight="bold" officeooo:rsid="001cf331" officeooo:paragraph-rsid="001cf331" style:font-name-asian="Noto Sans CJK SC" style:font-size-asian="9.60000038146973pt" style:font-style-asian="normal" style:font-weight-asian="bold" style:font-name-complex="Lohit Devanagari" style:font-size-complex="11pt" style:font-style-complex="normal" style:font-weight-complex="bold"/>
    </style:style>
    <style:style style:name="P126" style:family="paragraph" style:parent-style-name="Heading_20_2">
      <style:paragraph-properties fo:margin-top="0.1in" fo:margin-bottom="0in" loext:contextual-spacing="false" fo:line-height="100%"/>
      <style:text-properties fo:color="#000000" style:font-name="AnjaliOldLipi" fo:font-size="11pt" fo:font-style="normal" fo:font-weight="bold" officeooo:rsid="001cf331" officeooo:paragraph-rsid="00239cbf" style:font-name-asian="Noto Sans CJK SC" style:font-size-asian="9.60000038146973pt" style:font-style-asian="normal" style:font-weight-asian="bold" style:font-name-complex="Lohit Devanagari" style:font-size-complex="11pt" style:font-style-complex="normal" style:font-weight-complex="bold"/>
    </style:style>
    <style:style style:name="P127" style:family="paragraph" style:parent-style-name="Heading_20_2" style:master-page-name="">
      <style:paragraph-properties fo:margin-top="0.2in" fo:margin-bottom="0in" loext:contextual-spacing="false" fo:line-height="100%" style:page-number="auto">
        <style:tab-stops/>
      </style:paragraph-properties>
      <style:text-properties officeooo:paragraph-rsid="0024ea07"/>
    </style:style>
    <style:style style:name="P128" style:family="paragraph" style:parent-style-name="Heading_20_2" style:master-page-name="">
      <style:paragraph-properties fo:margin-left="0in" fo:margin-right="0in" fo:line-height="100%" fo:text-indent="0in" style:auto-text-indent="false" style:page-number="auto" fo:keep-with-next="always">
        <style:tab-stops/>
      </style:paragraph-properties>
      <style:text-properties fo:color="#000000" style:font-name="Liberation Sans" fo:font-size="16.1000003814697pt" fo:font-style="normal" style:text-underline-style="none" fo:font-weight="bold" officeooo:rsid="0026d086" officeooo:paragraph-rsid="002f062d" style:font-name-asian="Noto Sans CJK SC" style:font-size-asian="16.1000003814697pt" style:font-style-asian="normal" style:font-weight-asian="bold" style:font-name-complex="Lohit Devanagari" style:font-size-complex="16.1000003814697pt" style:font-style-complex="normal" style:font-weight-complex="bold"/>
    </style:style>
    <style:style style:name="P129" style:family="paragraph" style:parent-style-name="Heading_20_2" style:master-page-name="">
      <style:paragraph-properties fo:margin-top="0.2in" fo:margin-bottom="0.0799in" loext:contextual-spacing="false" style:page-number="auto" fo:keep-with-next="always">
        <style:tab-stops/>
      </style:paragraph-properties>
      <style:text-properties fo:color="#000000" style:font-name="Liberation Sans" fo:font-style="normal" style:text-underline-style="none" fo:font-weight="bold" style:font-name-asian="Noto Sans CJK SC" style:font-style-asian="normal" style:font-weight-asian="bold" style:font-name-complex="Lohit Devanagari" style:font-style-complex="normal" style:font-weight-complex="bold"/>
    </style:style>
    <style:style style:name="P130" style:family="paragraph" style:parent-style-name="Heading_20_3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officeooo:rsid="0020993d"/>
    </style:style>
    <style:style style:name="T2" style:family="text">
      <style:text-properties style:font-name="DejaVu Sans Mono" fo:font-size="11pt" officeooo:rsid="0015fc8d" style:font-size-asian="11pt" style:font-size-complex="11pt"/>
    </style:style>
    <style:style style:name="T3" style:family="text">
      <style:text-properties style:font-name="DejaVu Sans Mono" fo:font-size="9pt" fo:background-color="transparent" loext:char-shading-value="0" style:font-size-asian="9pt" style:font-size-complex="9pt"/>
    </style:style>
    <style:style style:name="T4" style:family="text">
      <style:text-properties fo:font-size="11pt" officeooo:rsid="0015fc8d" style:font-size-asian="9.60000038146973pt" style:font-size-complex="11pt"/>
    </style:style>
    <style:style style:name="T5" style:family="text">
      <style:text-properties fo:font-size="11pt" officeooo:rsid="0015fc8d" style:font-size-asian="11pt" style:font-size-complex="11pt"/>
    </style:style>
    <style:style style:name="T6" style:family="text">
      <style:text-properties fo:color="#2a6099"/>
    </style:style>
    <style:style style:name="T7" style:family="text">
      <style:text-properties fo:color="#2a6099" fo:font-size="11pt" fo:font-style="italic" officeooo:rsid="0015fc8d" style:font-size-asian="11pt" style:font-style-asian="italic" style:font-size-complex="11pt" style:font-style-complex="italic"/>
    </style:style>
    <style:style style:name="T8" style:family="text">
      <style:text-properties fo:color="#2a6099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2a6099" style:font-name="Liberation Sans" fo:font-size="11pt" fo:font-style="italic" fo:font-weight="bold" officeooo:rsid="001761bd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T10" style:family="text">
      <style:text-properties fo:color="#2a6099" style:font-name="Liberation Sans" fo:font-style="italic" style:text-underline-style="none" fo:font-weight="normal" officeooo:rsid="0024ea07" style:font-name-asian="Noto Sans CJK SC" style:font-style-asian="italic" style:font-weight-asian="normal" style:font-name-complex="Lohit Devanagari" style:font-style-complex="italic" style:font-weight-complex="normal"/>
    </style:style>
    <style:style style:name="T11" style:family="text">
      <style:text-properties fo:color="#2a6099" style:font-name="Liberation Sans" fo:font-style="italic" style:text-underline-style="solid" style:text-underline-width="auto" style:text-underline-color="font-color" fo:font-weight="normal" officeooo:rsid="0024ea07" style:font-name-asian="Noto Sans CJK SC" style:font-style-asian="italic" style:font-weight-asian="normal" style:font-name-complex="Lohit Devanagari" style:font-style-complex="italic" style:font-weight-complex="normal"/>
    </style:style>
    <style:style style:name="T12" style:family="text">
      <style:text-properties fo:color="#2a6099" style:font-name="Liberation Sans" fo:font-style="italic" style:text-underline-style="solid" style:text-underline-width="auto" style:text-underline-color="font-color" fo:font-weight="normal" officeooo:rsid="001ae02a" style:font-name-asian="Noto Sans CJK SC" style:font-style-asian="italic" style:font-weight-asian="normal" style:font-name-complex="Lohit Devanagari" style:font-style-complex="italic" style:font-weight-complex="normal"/>
    </style:style>
    <style:style style:name="T13" style:family="text">
      <style:text-properties fo:color="#2a6099" fo:font-size="10pt" fo:font-style="italic" style:font-size-asian="10pt" style:font-style-asian="italic" style:font-size-complex="10pt" style:font-style-complex="italic"/>
    </style:style>
    <style:style style:name="T14" style:family="text">
      <style:text-properties fo:color="#2a6099" style:text-outline="false" style:text-line-through-style="none" style:text-line-through-type="none" style:font-name="Liberation Sans" fo:font-style="italic" fo:text-shadow="none" style:text-underline-style="none" fo:font-weight="normal" officeooo:rsid="0024ea07" style:font-name-asian="Noto Sans CJK SC" style:font-style-asian="italic" style:font-weight-asian="normal" style:font-name-complex="Lohit Devanagari" style:font-style-complex="italic" style:font-weight-complex="normal" style:text-overline-style="none" style:text-overline-color="font-color"/>
    </style:style>
    <style:style style:name="T15" style:family="text">
      <style:text-properties fo:color="#2a6099" style:text-outline="false" style:text-line-through-style="none" style:text-line-through-type="none" fo:text-shadow="none" style:text-underline-style="none" fo:font-weight="normal" officeooo:rsid="0024ea07" style:font-name-asian="Noto Sans CJK SC" style:font-weight-asian="normal" style:font-name-complex="Lohit Devanagari" style:font-weight-complex="normal" style:text-overline-style="none" style:text-overline-color="font-color"/>
    </style:style>
    <style:style style:name="T16" style:family="text">
      <style:text-properties fo:color="#2a6099" style:text-outline="false" style:text-line-through-style="none" style:text-line-through-type="none" fo:text-shadow="none" style:text-underline-style="none" fo:font-weight="normal" officeooo:rsid="003fc406" style:font-name-asian="Noto Sans CJK SC" style:font-weight-asian="normal" style:font-name-complex="Lohit Devanagari" style:font-weight-complex="normal" style:text-overline-style="none" style:text-overline-color="font-color"/>
    </style:style>
    <style:style style:name="T17" style:family="text">
      <style:text-properties fo:color="#2a6099" style:font-name="DejaVu Sans Mono" fo:font-size="9pt" fo:background-color="transparent" loext:char-shading-value="0" style:font-size-asian="9pt" style:font-size-complex="9pt"/>
    </style:style>
    <style:style style:name="T18" style:family="text">
      <style:text-properties fo:color="#2a6099" style:font-name="DejaVu Sans Mono" fo:font-size="9pt" style:font-size-asian="9pt" style:font-size-complex="9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style:font-name="AnjaliOldLipi" fo:font-size="11pt" officeooo:rsid="0015fc8d" style:font-size-asian="11pt" style:font-size-complex="11pt"/>
    </style:style>
    <style:style style:name="T21" style:family="text">
      <style:text-properties fo:color="#000000" style:font-name="AnjaliOldLipi" fo:font-size="11pt" fo:font-weight="bold" officeooo:rsid="001ae02a" style:font-name-asian="Noto Sans CJK SC" style:font-size-asian="9.60000038146973pt" style:font-weight-asian="bold" style:font-name-complex="Lohit Devanagari" style:font-size-complex="11pt" style:font-weight-complex="bold"/>
    </style:style>
    <style:style style:name="T22" style:family="text">
      <style:text-properties fo:color="#000000" style:font-name="AnjaliOldLipi" fo:font-size="11pt" fo:font-style="normal" fo:font-weight="bold" officeooo:rsid="001cf331" style:font-name-asian="Noto Sans CJK SC" style:font-size-asian="9.60000038146973pt" style:font-style-asian="normal" style:font-weight-asian="bold" style:font-name-complex="Lohit Devanagari" style:font-size-complex="11pt" style:font-style-complex="normal" style:font-weight-complex="bold"/>
    </style:style>
    <style:style style:name="T23" style:family="text">
      <style:text-properties fo:color="#000000" style:font-name="AnjaliOldLipi" fo:font-size="11pt" fo:font-style="normal" fo:font-weight="bold" officeooo:rsid="0024ea07" style:font-name-asian="Noto Sans CJK SC" style:font-size-asian="9.60000038146973pt" style:font-style-asian="normal" style:font-weight-asian="bold" style:font-name-complex="Lohit Devanagari" style:font-size-complex="11pt" style:font-style-complex="normal" style:font-weight-complex="bold"/>
    </style:style>
    <style:style style:name="T24" style:family="text">
      <style:text-properties fo:color="#000000" style:font-name="Liberation Sans" fo:font-size="11pt" fo:font-style="italic" fo:font-weight="bold" officeooo:rsid="001ae02a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T25" style:family="text">
      <style:text-properties fo:color="#000000" style:font-name="Liberation Sans" officeooo:rsid="0040ba0a" style:font-style-asian="normal" style:font-style-complex="normal"/>
    </style:style>
    <style:style style:name="T26" style:family="text">
      <style:text-properties fo:color="#000000" style:font-name="Liberation Sans" fo:font-style="italic" style:text-underline-style="solid" style:text-underline-width="auto" style:text-underline-color="font-color" fo:font-weight="bold" officeooo:rsid="0040ba0a" style:font-weight-asian="bold" style:font-weight-complex="bold"/>
    </style:style>
    <style:style style:name="T27" style:family="text">
      <style:text-properties fo:color="#000000" style:font-name="Liberation Sans" fo:font-style="normal" style:text-underline-style="none" fo:font-weight="normal" officeooo:rsid="00329293" style:font-name-asian="Noto Sans CJK SC" style:font-style-asian="normal" style:font-weight-asian="normal" style:font-name-complex="Lohit Devanagari" style:font-style-complex="normal" style:font-weight-complex="normal"/>
    </style:style>
    <style:style style:name="T28" style:family="text">
      <style:text-properties fo:color="#000000" style:font-name="Liberation Sans" fo:font-style="normal" style:text-underline-style="none" fo:font-weight="normal" officeooo:rsid="0024ea07" style:font-name-asian="Noto Sans CJK SC" style:font-style-asian="normal" style:font-weight-asian="normal" style:font-name-complex="Lohit Devanagari" style:font-style-complex="normal" style:font-weight-complex="normal"/>
    </style:style>
    <style:style style:name="T29" style:family="text">
      <style:text-properties fo:color="#000000" style:font-name="Liberation Sans" fo:font-style="normal" style:text-underline-style="none" fo:font-weight="normal" officeooo:rsid="0026c1c3" style:font-name-asian="Noto Sans CJK SC" style:font-style-asian="normal" style:font-weight-asian="normal" style:font-name-complex="Lohit Devanagari" style:font-style-complex="normal" style:font-weight-complex="normal"/>
    </style:style>
    <style:style style:name="T30" style:family="text">
      <style:text-properties fo:color="#000000" style:font-name="Liberation Sans" fo:font-style="normal" style:text-underline-style="none" fo:font-weight="normal" officeooo:rsid="0026d086" style:font-name-asian="Noto Sans CJK SC" style:font-style-asian="normal" style:font-weight-asian="normal" style:font-name-complex="Lohit Devanagari" style:font-style-complex="normal" style:font-weight-complex="normal"/>
    </style:style>
    <style:style style:name="T31" style:family="text">
      <style:text-properties fo:color="#000000" style:font-name="Liberation Sans" fo:font-style="normal" style:text-underline-style="none" fo:font-weight="normal" officeooo:rsid="001ae02a" style:font-name-asian="Noto Sans CJK SC" style:font-style-asian="normal" style:font-weight-asian="normal" style:font-name-complex="Lohit Devanagari" style:font-style-complex="normal" style:font-weight-complex="normal"/>
    </style:style>
    <style:style style:name="T32" style:family="text">
      <style:text-properties fo:color="#000000" style:font-name="Liberation Sans" fo:font-style="normal" fo:font-weight="normal" officeooo:rsid="001ae02a" style:font-name-asian="Noto Sans CJK SC" style:font-style-asian="normal" style:font-weight-asian="normal" style:font-name-complex="Lohit Devanagari" style:font-style-complex="normal" style:font-weight-complex="normal"/>
    </style:style>
    <style:style style:name="T33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40ba0a" style:font-name-asian="Noto Sans CJK SC" style:font-style-asian="normal" style:font-weight-asian="normal" style:font-name-complex="Lohit Devanagari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ans" fo:font-style="italic" fo:text-shadow="none" style:text-underline-style="none" fo:font-weight="bold" officeooo:rsid="0040ba0a" style:font-name-asian="Noto Sans CJK SC" style:font-style-asian="italic" style:font-weight-asian="bold" style:font-name-complex="Lohit Devanagari" style:font-style-complex="italic" style:font-weight-complex="bold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ans" fo:font-style="italic" fo:text-shadow="none" style:text-underline-style="solid" style:text-underline-width="auto" style:text-underline-color="font-color" fo:font-weight="bold" officeooo:rsid="0040ba0a" style:font-name-asian="Noto Sans CJK SC" style:font-style-asian="italic" style:font-weight-asian="bold" style:font-name-complex="Lohit Devanagari" style:font-style-complex="italic" style:font-weight-complex="bold" style:text-overline-style="none" style:text-overline-color="font-color"/>
    </style:style>
    <style:style style:name="T36" style:family="text">
      <style:text-properties style:text-underline-style="none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033d9ed"/>
    </style:style>
    <style:style style:name="T39" style:family="text">
      <style:text-properties fo:font-variant="normal" fo:text-transform="none" fo:color="#101094" style:font-name="monospace" fo:letter-spacing="normal" style:font-style-asian="italic" style:font-style-complex="italic" loext:padding="0in" loext:border="none"/>
    </style:style>
    <style:style style:name="T40" style:family="text">
      <style:text-properties fo:font-variant="normal" fo:text-transform="none" fo:color="#101094" style:font-name="monospace" fo:letter-spacing="normal" fo:font-style="normal" loext:padding="0in" loext:border="none"/>
    </style:style>
    <style:style style:name="T41" style:family="text">
      <style:text-properties fo:font-variant="normal" fo:text-transform="none" fo:color="#303336" style:font-name="monospace" fo:letter-spacing="normal" fo:font-style="normal" loext:padding="0in" loext:border="none"/>
    </style:style>
    <style:style style:name="T42" style:family="text">
      <style:text-properties fo:font-variant="normal" fo:text-transform="none" fo:color="#303336" fo:letter-spacing="normal" loext:padding="0in" loext:border="none"/>
    </style:style>
    <style:style style:name="T43" style:family="text">
      <style:text-properties fo:font-variant="normal" fo:text-transform="none" fo:color="#7d2727" style:font-name="monospace" fo:letter-spacing="normal" fo:font-style="normal" loext:padding="0in" loext:border="none"/>
    </style:style>
    <style:style style:name="T44" style:family="text">
      <style:text-properties fo:font-variant="normal" fo:text-transform="none" fo:letter-spacing="normal" loext:padding="0in" loext:border="none"/>
    </style:style>
    <style:style style:name="T45" style:family="text">
      <style:text-properties fo:font-variant="normal" fo:text-transform="none" fo:letter-spacing="normal" officeooo:rsid="00430dfb" loext:padding="0in" loext:border="none"/>
    </style:style>
    <style:style style:name="T46" style:family="text">
      <style:text-properties fo:font-variant="normal" fo:text-transform="none" fo:color="#2a6099" style:font-name="DejaVu Sans Mono" fo:font-size="9pt" fo:letter-spacing="normal" fo:font-style="normal" fo:font-weight="normal" fo:background-color="transparent" loext:char-shading-value="0" style:font-size-asian="9pt" style:font-size-complex="9pt" loext:padding="0in" loext:border="none"/>
    </style:style>
    <style:style style:name="T47" style:family="text">
      <style:text-properties fo:font-variant="normal" fo:text-transform="none" fo:color="#c9211e" style:font-name="DejaVu Sans Mono" fo:font-size="9pt" fo:letter-spacing="normal" fo:font-style="normal" fo:font-weight="normal" fo:background-color="transparent" loext:char-shading-value="0" style:font-size-asian="9pt" style:font-size-complex="9pt" loext:padding="0in" loext:border="none"/>
    </style:style>
    <style:style style:name="T48" style:family="text">
      <style:text-properties fo:font-variant="normal" fo:text-transform="none" fo:color="#c9211e" style:font-name="DejaVu Sans Mono" fo:font-size="9pt" fo:letter-spacing="normal" fo:font-style="italic" style:text-underline-style="solid" style:text-underline-width="auto" style:text-underline-color="font-color" fo:font-weight="bold" fo:background-color="transparent" loext:char-shading-value="0" style:font-size-asian="9pt" style:font-style-asian="italic" style:font-weight-asian="bold" style:font-size-complex="9pt" style:font-style-complex="italic" style:font-weight-complex="bold" loext:padding="0in" loext:border="none"/>
    </style:style>
    <style:style style:name="T49" style:family="text">
      <style:text-properties fo:color="#303336" style:font-name="Liberation Sans" officeooo:rsid="0040ba0a" style:font-style-asian="normal" style:font-style-complex="normal"/>
    </style:style>
    <style:style style:name="T50" style:family="text">
      <style:text-properties fo:color="#303336" officeooo:rsid="0040ba0a" style:font-style-asian="normal" style:font-style-complex="normal"/>
    </style:style>
    <style:style style:name="T51" style:family="text">
      <style:text-properties fo:color="#7d2727" officeooo:rsid="0040ba0a" style:font-style-asian="normal" style:font-style-complex="normal"/>
    </style:style>
    <style:style style:name="T52" style:family="text">
      <style:text-properties officeooo:rsid="0040ba0a" style:font-style-asian="normal" style:font-style-complex="normal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4eb700" style:font-size-asian="10pt" style:font-size-complex="10pt"/>
    </style:style>
    <style:style style:name="T55" style:family="tex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6" style:family="text">
      <style:text-properties officeooo:rsid="004cdf3d"/>
    </style:style>
    <style:style style:name="T57" style:family="text">
      <style:text-properties officeooo:rsid="0050416a"/>
    </style:style>
    <style:style style:name="T58" style:family="text">
      <style:text-properties style:font-name="DejaVu Sans" fo:font-size="6pt" style:font-size-asian="6pt" style:font-size-complex="6pt"/>
    </style:style>
    <style:style style:name="T59" style:family="text">
      <style:text-properties style:font-name="DejaVu Sans" fo:font-size="6pt" officeooo:rsid="0020993d" style:font-size-asian="6pt" style:font-size-complex="6pt"/>
    </style:style>
    <style:style style:name="T60" style:family="text">
      <style:text-properties style:font-name="DejaVu Sans" fo:font-size="6pt" officeooo:rsid="0050416a" style:font-size-asian="6pt" style:font-size-complex="6pt"/>
    </style:style>
    <style:style style:name="T61" style:family="text">
      <style:text-properties style:font-name="DejaVu Sans" fo:font-size="6pt" fo:font-weight="bold" style:font-size-asian="6pt" style:font-weight-asian="bold" style:font-size-complex="6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9_927336185"/>Язык программирования Си (лайфхаки) <text:span text:style-name="T54">ver. </text:span><text:span text:style-name="T54"><text:date style:data-style-name="N80" text:date-value="2022-08-11T19:16:57.991060204" text:fixed="true">11. Aug. 2022</text:date></text:span><text:span text:style-name="T54"><text:s/></text:span><text:span text:style-name="T54"><text:time style:data-style-name="N40" text:time-value="2022-08-11T19:17:04.107687408" text:fixed="true">19:17</text:time></text:span><text:bookmark-end text:name="__RefHeading___Toc109_92733618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0"><text:a xlink:type="simple" xlink:href="#__RefHeading___Toc109_927336185" text:style-name="Index_20_Link" text:visited-style-name="Index_20_Link">Язык программирования Си (лайфхаки) ver. 11. Aug. 2022 19:17<text:tab/>1</text:a></text:p>
          <text:p text:style-name="P101"><text:a xlink:type="simple" xlink:href="#__RefHeading___Toc111_927336185" text:style-name="Index_20_Link" text:visited-style-name="Index_20_Link">Тип данных </text:a><text:a xlink:type="simple" xlink:href="#__RefHeading___Toc111_927336185" text:style-name="Index_20_Link" text:visited-style-name="Index_20_Link"><text:span text:style-name="T19">size_t</text:span></text:a><text:a xlink:type="simple" xlink:href="#__RefHeading___Toc111_927336185" text:style-name="Index_20_Link" text:visited-style-name="Index_20_Link"><text:tab/>1</text:a></text:p>
          <text:p text:style-name="P101"><text:a xlink:type="simple" xlink:href="#__RefHeading___Toc1498_1064403582" text:style-name="Index_20_Link" text:visited-style-name="Index_20_Link">Тип данных time_t<text:tab/>1</text:a></text:p>
          <text:p text:style-name="P101"><text:a xlink:type="simple" xlink:href="#__RefHeading___Toc113_927336185" text:style-name="Index_20_Link" text:visited-style-name="Index_20_Link">Тип данных </text:a><text:a xlink:type="simple" xlink:href="#__RefHeading___Toc113_927336185" text:style-name="Index_20_Link" text:visited-style-name="Index_20_Link"><text:span text:style-name="T19">float complex</text:span></text:a><text:a xlink:type="simple" xlink:href="#__RefHeading___Toc113_927336185" text:style-name="Index_20_Link" text:visited-style-name="Index_20_Link"><text:tab/>1</text:a></text:p>
          <text:p text:style-name="P101"><text:a xlink:type="simple" xlink:href="#__RefHeading___Toc115_927336185" text:style-name="Index_20_Link" text:visited-style-name="Index_20_Link">Функция </text:a><text:a xlink:type="simple" xlink:href="#__RefHeading___Toc115_927336185" text:style-name="Index_20_Link" text:visited-style-name="Index_20_Link"><text:span text:style-name="T19">malloc() выделение памяти в “куче” (“heap”)</text:span></text:a><text:a xlink:type="simple" xlink:href="#__RefHeading___Toc115_927336185" text:style-name="Index_20_Link" text:visited-style-name="Index_20_Link"><text:tab/>2</text:a></text:p>
          <text:p text:style-name="P101"><text:a xlink:type="simple" xlink:href="#__RefHeading___Toc118_927336185" text:style-name="Index_20_Link" text:visited-style-name="Index_20_Link">Передача функции в виде параметра функции<text:tab/>2</text:a></text:p>
          <text:p text:style-name="P101"><text:a xlink:type="simple" xlink:href="#__RefHeading___Toc346_1670826048" text:style-name="Index_20_Link" text:visited-style-name="Index_20_Link">Функция getopt()<text:tab/>3</text:a></text:p>
          <text:p text:style-name="P101"><text:a xlink:type="simple" xlink:href="#__RefHeading___Toc609_1658897400" text:style-name="Index_20_Link" text:visited-style-name="Index_20_Link">Передача длинных опций в программу - getopt_long<text:tab/>5</text:a></text:p>
          <text:p text:style-name="P101"><text:a xlink:type="simple" xlink:href="#__RefHeading___Toc348_1670826048" text:style-name="Index_20_Link" text:visited-style-name="Index_20_Link">Функция </text:a><text:a xlink:type="simple" xlink:href="#__RefHeading___Toc348_1670826048" text:style-name="Index_20_Link" text:visited-style-name="Index_20_Link">strtol</text:a><text:a xlink:type="simple" xlink:href="#__RefHeading___Toc348_1670826048" text:style-name="Index_20_Link" text:visited-style-name="Index_20_Link">()</text:a><text:a xlink:type="simple" xlink:href="#__RefHeading___Toc348_1670826048" text:style-name="Index_20_Link" text:visited-style-name="Index_20_Link"><text:tab/>9</text:a></text:p>
          <text:p text:style-name="P101"><text:a xlink:type="simple" xlink:href="#__RefHeading___Toc350_1670826048" text:style-name="Index_20_Link" text:visited-style-name="Index_20_Link">int main(int argc, char* argv[])<text:tab/>9</text:a></text:p>
          <text:p text:style-name="P101"><text:a xlink:type="simple" xlink:href="#__RefHeading___Toc490_3844388352" text:style-name="Index_20_Link" text:visited-style-name="Index_20_Link">Компиляция нескольких файлов<text:tab/>9</text:a></text:p>
          <text:p text:style-name="P101"><text:a xlink:type="simple" xlink:href="#__RefHeading___Toc1064_2494869870" text:style-name="Index_20_Link" text:visited-style-name="Index_20_Link">Format Specifiers in C<text:tab/>10</text:a></text:p>
          <text:p text:style-name="P101"><text:a xlink:type="simple" xlink:href="#__RefHeading___Toc1177_1018758956" text:style-name="Index_20_Link" text:visited-style-name="Index_20_Link">В чём отличие между char* и char[]?<text:tab/>11</text:a></text:p>
          <text:p text:style-name="P101"><text:a xlink:type="simple" xlink:href="#__RefHeading___Toc1444_1064403582" text:style-name="Index_20_Link" text:visited-style-name="Index_20_Link">Heap<text:tab/>12</text:a></text:p>
          <text:p text:style-name="P102"><text:a xlink:type="simple" xlink:href="#__RefHeading___Toc1456_1064403582" text:style-name="Index_20_Link" text:visited-style-name="Index_20_Link">Создание read-only участка памяти в heap<text:tab/>12</text:a></text:p>
        </text:index-body>
      </text:table-of-content>
      <text:p text:style-name="P9"/>
      <text:h text:style-name="Heading_20_2" text:outline-level="2"><text:bookmark-start text:name="__RefHeading___Toc111_927336185"/><text:span text:style-name="T4">Т</text:span><text:span text:style-name="T5">ип да</text:span><text:span text:style-name="T2">нны</text:span><text:span text:style-name="T5">х </text:span><text:span text:style-name="T7">size_t</text:span><text:bookmark-end text:name="__RefHeading___Toc111_927336185"/></text:h>
      <text:p text:style-name="P11">size_t Unsigned integral type</text:p>
      <text:p text:style-name="P11">беззнаковое целое. То есть, это не int, он знаковый. Предназначен для отображения размера любого объекта в байтах: это возвращает sizeof и много функций стандартной библиотеки - всякие length и count.</text:p>
      <text:p text:style-name="P11">Тип size_t обычно применяется для счетчиков циклов, индексации массивов, хранения размеров, адресной арифметики. Так как его размер совпадает с размером указателя. Если для этих целей использовать (unsigned int ) то на 64х разрядной платформе могут быть проблемы с корректной работой приложения, а также теоретическое(на уровне одной - двух лишних инструкций) снижение производительности при индексации.</text:p>
      <text:p text:style-name="P11">Если коротко, то целое без знака 32 бит на 32-разрядных и 64 бит на 64-разрядных CPU (размер size_t должен совпадать с размером указателя для данной платформы). </text:p>
      <text:h text:style-name="Heading_20_2" text:outline-level="2"><text:bookmark-start text:name="__RefHeading___Toc1498_1064403582"/>Тип данных time_t<text:bookmark-end text:name="__RefHeading___Toc1498_1064403582"/></text:h>
      <text:p text:style-name="P13">#include &lt;time.h&gt;</text:p>
      <text:p text:style-name="P3">time_t t = time(NULL);</text:p>
      <text:p text:style-name="P13">printf("\n Current date and time is : %s", ctime(&amp;t));</text:p>
      <text:h text:style-name="P123" text:outline-level="2"><text:bookmark-start text:name="__RefHeading___Toc113_927336185"/><text:span text:style-name="T4">Т</text:span><text:span text:style-name="T5">ип да</text:span><text:span text:style-name="T2">нны</text:span><text:span text:style-name="T5">х </text:span><text:span text:style-name="T9">float complex </text:span><text:bookmark-end text:name="__RefHeading___Toc113_927336185"/></text:h>
      <text:p text:style-name="P12">#include &lt;complex.h&gt;</text:p>
      <text:p text:style-name="P12">ISO C99 introduces support for complex numbers in C. This is done with a new type qualifier, complex. It is a keyword if and only if complex.h has been included. There are three complex types, corresponding to the three real types: float complex, double complex, and long double complex.</text:p>
      <text:p text:style-name="P1">// C program to create a complex number using macro I</text:p>
      <text:p text:style-name="P14">#include &lt;complex.h&gt;</text:p>
      <text:p text:style-name="P1">#include &lt;stdio.h&gt;</text:p>
      <text:p text:style-name="P16">int main(void)</text:p>
      <text:p text:style-name="P1">{</text:p>
      <text:p text:style-name="P2"><text:tab/>double complex z = 3.2 + 4.1 * I;</text:p>
      <text:p text:style-name="P17"><text:soft-page-break/><text:tab/>// Creates complex number with 3.2 and 4.1 as real and imaginary parts</text:p>
      <text:p text:style-name="P2"><text:tab/>printf("z = %.1f% + .1fi\n", creal(z), cimag(z));</text:p>
      <text:p text:style-name="P1">}</text:p>
      <text:p text:style-name="P18">Output:</text:p>
      <text:p text:style-name="P1">z = 3.2+4.1i</text:p>
      <text:h text:style-name="P124" text:outline-level="2"><text:bookmark-start text:name="__RefHeading___Toc115_927336185"/><text:span text:style-name="T21">Функция</text:span><text:span text:style-name="T20"> </text:span><text:span text:style-name="T24">malloc() выделение памяти в “куче” (“heap”)</text:span><text:bookmark-end text:name="__RefHeading___Toc115_927336185"/></text:h>
      <text:p text:style-name="P116">#include &lt;stdlib.h&gt;</text:p>
      <text:p text:style-name="P121">void *malloc(size_t size)</text:p>
      <text:p text:style-name="P8">Функция malloc() возвращает адрес на первый байт области памяти размером size байт, кото­рая была выделена из кучи. Если памяти недостаточно, чтобы удовлетворить запрос, функция malloc() возвращает нулевой указатель. <text:span text:style-name="T55">Очень важно всегда проверять возвращаемое значение на его равенство NULL</text:span>, прежде чем пытаться использовать этот указатель. Попытка использования нулевого указателя обычно влечет крах системы.</text:p>
      <text:p text:style-name="P23">size_t* a = malloc(11 * sizeof(size_t));</text:p>
      <text:h text:style-name="P125" text:outline-level="2"><text:bookmark-start text:name="__RefHeading___Toc118_927336185"/>Передача функции в виде параметра функции<text:bookmark-end text:name="__RefHeading___Toc118_927336185"/></text:h>
      <text:p text:style-name="P4">void test(int n, const char* name, const char* a, const char* b, size_t(*func)(size_t, const char*, const char*)) {</text:p>
      <text:p text:style-name="P5"><text:tab/>clock_t start = clock();</text:p>
      <text:p text:style-name="P5"><text:tab/>size_t r = func(n, a, b);</text:p>
      <text:p text:style-name="P5"><text:tab/>clock_t stop = clock();</text:p>
      <text:p text:style-name="P5"><text:tab/>printf("| %10s | %10zu | %.5f |\n", name, r, (stop-start) * 1.f / CLOCKS_PER_SEC);</text:p>
      <text:p text:style-name="P4">}</text:p>
      <text:p text:style-name="P114">size_t arr_dist_mp1(size_t n, const char a[n], const char b[n]) {</text:p>
      <text:p text:style-name="P5"><text:tab/>#define SIZE 1000000</text:p>
      <text:p text:style-name="P5"><text:tab/>size_t result = 0;</text:p>
      <text:p text:style-name="P5"><text:tab/>#pragma omp parallel for reduction(+:result)</text:p>
      <text:p text:style-name="P5"><text:tab/>for (size_t i = 0; i &lt; n; i+=SIZE)</text:p>
      <text:p text:style-name="P6"><text:tab/><text:tab/>for (size_t j = 0; j &lt; SIZE; j++) {</text:p>
      <text:p text:style-name="P6"><text:tab/><text:tab/><text:tab/>result += a[i+j] != b[i+j];</text:p>
      <text:p text:style-name="P6"><text:tab/><text:tab/>}</text:p>
      <text:p text:style-name="P5"><text:tab/>return result;</text:p>
      <text:p text:style-name="P4">}</text:p>
      <text:p text:style-name="P114">size_t arr_dist_sse(size_t n, const char a[n], const char b[n]) {</text:p>
      <text:p text:style-name="P5"><text:tab/>size_t result = 0;</text:p>
      <text:p text:style-name="P5"><text:tab/>for (size_t i = 0; i &lt; n; i+=16) {</text:p>
      <text:p text:style-name="P6"><text:tab/><text:tab/>__m128i x1 = _mm_loadu_si128((__m128i*)(a+i));</text:p>
      <text:p text:style-name="P6"><text:tab/><text:tab/>__m128i x2 = _mm_loadu_si128((__m128i*)(b+i));</text:p>
      <text:p text:style-name="P6"><text:tab/><text:tab/>__m128i r = _mm_cmpeq_epi8(x1, x2);</text:p>
      <text:p text:style-name="P6"><text:tab/><text:tab/>result += __builtin_popcount(_mm_movemask_epi8(r));</text:p>
      <text:p text:style-name="P5"><text:tab/>}</text:p>
      <text:p text:style-name="P5"><text:tab/>return n - result;</text:p>
      <text:p text:style-name="P4">}</text:p>
      <text:p text:style-name="P114">int main() {</text:p>
      <text:p text:style-name="P5"><text:tab/>#define TEST_SIZE 100000000</text:p>
      <text:p text:style-name="P5"><text:tab/>char* a = gen(TEST_SIZE);</text:p>
      <text:p text:style-name="P5"><text:tab/>char* b = gen(TEST_SIZE);</text:p>
      <text:p text:style-name="P115"><text:tab/>puts("-------------------------------------");</text:p>
      <text:p text:style-name="P5"><text:tab/>puts("| <text:s/>name <text:s text:c="5"/>| <text:s text:c="2"/>result <text:s text:c="2"/>| time, s |");</text:p>
      <text:p text:style-name="P5"><text:tab/>puts("|------------|------------|---------|");</text:p>
      <text:p text:style-name="P5"><text:tab/>test(TEST_SIZE, "openmp2", <text:s text:c="3"/>a, b, arr_dist_mp1);</text:p>
      <text:p text:style-name="P5"><text:tab/>test(TEST_SIZE, "sseKoVadim", a, b, arr_dist_sse);</text:p>
      <text:p text:style-name="P5"><text:tab/>puts("-------------------------------------");</text:p>
      <text:p text:style-name="P5"><text:tab/>printf("\n");</text:p>
      <text:p text:style-name="P15"><text:tab/>free(b);</text:p>
      <text:p text:style-name="P5"><text:tab/>free(a);</text:p>
      <text:p text:style-name="P4">}</text:p>
      <text:h text:style-name="P126" text:outline-level="2"><text:bookmark-start text:name="__RefHeading___Toc346_1670826048"/>Функция getopt()<text:bookmark-end text:name="__RefHeading___Toc346_1670826048"/></text:h>
      <text:p text:style-name="P28">#include &lt;unistd.h&gt;</text:p>
      <text:p text:style-name="P62">int getopt(int argc, char * const argv[],</text:p>
      <text:p text:style-name="P37">const char *optstring);</text:p>
      <text:p text:style-name="P37">extern char *optarg;</text:p>
      <text:p text:style-name="P37"><text:soft-page-break/>extern int optind, opterr, optopt;</text:p>
      <text:p text:style-name="P113">Описание</text:p>
      <text:p text:style-name="P119">Функция <text:span text:style-name="T8">getopt() </text:span>разбирает аргументы командной строки. Её аргументы argc и argv являются счётчиком и массивом аргументов, которые передаются функции main() при запуске программы. Элемент argv, начинающийся с «-» (и не являющийся «-» или «--»), считается параметром. Символы этого элемента (не считая начального «-») являются символами параметра. При каждом повторном вызове getopt() возвращают следующий символ параметра и так для каждого следующего параметра.</text:p>
      <text:p text:style-name="P120"><text:span text:style-name="T8">Переменная optind</text:span> — это индекс следующего обрабатываемого элемента argv. Система инициализирует это значение 1. Вызывающий может сбросить его в 1 для перезапуска сканирования того же argv, или при сканировании нового вектора аргументов.</text:p>
      <text:p text:style-name="P7">Если getopt() встречает символ другого параметра, она возвращает этот символ, обновляя внешнюю переменную optind и статическую переменную nextchar, так что следующий вызов getopt() может продолжить проверку с символа следующего параметра или элемента argv.</text:p>
      <text:p text:style-name="P20">Если символов параметров больше нет, то getopt() возвращает -1. При этом optind станет индексом первого элемента argv, не являющегося параметром.</text:p>
      <text:p text:style-name="P20">Аргумент <text:span text:style-name="T8">optstring </text:span>является строкой, содержащей допустимые символы параметров. Если за таким символом стоит двоеточие, то параметр требует указания аргумента. При этом getopt() помещает указатель на следующий за символом параметра текст в тот же элемент argv, или на текст следующего элемента argv в <text:span text:style-name="T8">optarg</text:span>. Два двоеточия означают, что параметр имеет необязательный аргумент; если текущий элемент argv содержит текст (то есть в самом имени слова, например «-oarg»), то он возвращается в optarg, в противном случае optarg содержит ноль. </text:p>
      <text:p text:style-name="P20">Если getopt() не распознал символ параметра, то он выводит в stderr сообщение об ошибке, заносит символ в optopt и возвращает «?». Вызывающая программа может предотвратить вывод сообщения об ошибке, установив нулевое значение в opterr.</text:p>
      <text:p text:style-name="P20">Если функция getopt() обнаруживает в argv символ параметра, не включённый в optstring, или если она обнаруживает пропущенный аргумент параметра, то она возвращает «?» и заносит во внешнюю переменную optopt действительный символ параметра. Если первым символом optstring (после любого необязательного «+» или «-», описанных выше) является двоеточие («:»), то для сообщения о пропущенном аргументе параметра getopt() возвращает «:» вместо «?». Если при обнаружении ошибки первый символ optstring не является двоеточием и значение внешней переменной opterr не равно нулю (по умолчанию так и есть), то getopt() выводит сообщение об ошибке.</text:p>
      <text:p text:style-name="P21">Эта функция последовательно перебирает переданные параметры в программу. Для работы в функцию передается количество параметров argc, массив параметров argv[] и специальная строка optstring, в которой перечисляются названия коротких параметров и признаки того, что параметры должны иметь значение. </text:p>
      <text:p text:style-name="P21">Например, если программа должна воспринимать три параметра a, b, F , то такая строка бы выглядела как </text:p>
      <text:p text:style-name="P41">"abF"</text:p>
      <text:p text:style-name="P21">Если параметр должен иметь значение, то после буквы параметра ставится двоеточие, например параметр F и d имеют значения, а параметры e, a и b не имеют, тогда эта строка могла бы выглядеть как </text:p>
      <text:p text:style-name="P41">"eF:ad:b"</text:p>
      <text:p text:style-name="P21">Если параметр может иметь (т.е. может и не иметь) значение, то тогда ставится два знака двоеточия, например </text:p>
      <text:p text:style-name="P41">"a::"</text:p>
      <text:p text:style-name="P21">(это специальное расширение GNU). Если optstring содержит </text:p>
      <text:p text:style-name="P41">"W:",</text:p>
      <text:p text:style-name="P21">то тогда параметр -W opt переданный в программу, будет восприниматься как длинный параметр --opt. Это связано с тем, что параметр W зарезервирован в POSIX.2 для расширения возможностей.</text:p>
      <text:p text:style-name="P22">Для перебора параметров функцию getopt() надо вызывать в цикле. В качестве результата возвращется буква названия параметра, если же параметры кончились, то функция возвращает -1. Индекс текущего параметра хранится в <text:span text:style-name="T37">optind</text:span>, а значение параметра помещается в <text:span text:style-name="T37">optarg</text:span> (указатель просто указывает на элемент массива argv[]). Если функция находит параметр не перечисленный в списке, то выводится сообщение об ошибке в <text:span text:style-name="T37">stderr</text:span> и код ошибки сохраняется в <text:span text:style-name="T37">opterr</text:span>, при этом в качестве значения возврящается "?". Вывод ошибки можно запретить, если установить opterr в 0.</text:p>
      <text:p text:style-name="P19"><text:soft-page-break/>Пример.</text:p>
      <text:p text:style-name="P42">#include &lt;stdio.h&gt;</text:p>
      <text:p text:style-name="P46">#include &lt;unistd.h&gt;</text:p>
      <text:p text:style-name="P46">int main(int argc, char *argv[]) {</text:p>
      <text:p text:style-name="P46"><text:tab/>int rez = 0;</text:p>
      <text:p text:style-name="P46">//<text:tab/>opterr = 0;</text:p>
      <text:p text:style-name="P46"><text:tab/>while ( (rez = getopt(argc, argv, "ab:C::d")) != -1) {</text:p>
      <text:p text:style-name="P46"><text:tab/><text:tab/>switch (rez) {</text:p>
      <text:p text:style-name="P46"><text:tab/><text:tab/>case 'a': printf("found argument \"a\".\n"); break;</text:p>
      <text:p text:style-name="P46"><text:tab/><text:tab/>case 'b': printf("found argument \"b = %s\".\n", optarg); break;</text:p>
      <text:p text:style-name="P46"><text:tab/><text:tab/>case 'C': printf("found argument \"C = %s\".\n", optarg); break;</text:p>
      <text:p text:style-name="P46"><text:tab/><text:tab/>case 'd': printf("found argument \"d\"\n"); break;</text:p>
      <text:p text:style-name="P46"><text:tab/><text:tab/>case '?': printf("Error found !\n"); break;</text:p>
      <text:p text:style-name="P46"><text:tab/><text:tab/>} // switch</text:p>
      <text:p text:style-name="P46"><text:tab/>} // while</text:p>
      <text:p text:style-name="P46">} // main</text:p>
      <text:p text:style-name="P39">dron:~# gcc test.c -o test</text:p>
      <text:p text:style-name="P54">dron:~# ./test -a -b -d -C</text:p>
      <text:p text:style-name="P29">found argument "a".</text:p>
      <text:p text:style-name="P29">found argument "b = -d".</text:p>
      <text:p text:style-name="P29">found argument "C = (null)".</text:p>
      <text:p text:style-name="P54">dron:~# ./test -a -b -C -d</text:p>
      <text:p text:style-name="P29">found argument "a".</text:p>
      <text:p text:style-name="P29">found argument "b = -C".</text:p>
      <text:p text:style-name="P29">found argument "d"</text:p>
      <text:p text:style-name="P54">dron:~# ./test -a -b1 -C -d</text:p>
      <text:p text:style-name="P29">found argument "a".</text:p>
      <text:p text:style-name="P29">found argument "b = 1".</text:p>
      <text:p text:style-name="P29">found argument "C = (null)".</text:p>
      <text:p text:style-name="P29">found argument "d"</text:p>
      <text:p text:style-name="P54">dron:~# ./test -b1 -b2 -b 15</text:p>
      <text:p text:style-name="P29">found argument "b = 1".</text:p>
      <text:p text:style-name="P29">found argument "b = 2".</text:p>
      <text:p text:style-name="P29">found argument "b = 15".</text:p>
      <text:p text:style-name="P74">В системе Linux существует два вида параметров: короткие и длинные. Короткие параметры начинаются с одного дефиса и имеют длину в один символ, их просто и быстро набирать в командной строке. Длинные параметры начинаются с двух дефисов и могут иметь длинное имя, которое целесообразно использовать в скриптах (чтобы потом можно было вспомнить, что и как происходит). Кроме этого любой параметр может иметь значение, а может и не иметь. Приведу для примера несколько параметров:</text:p>
      <text:p text:style-name="P94">-h <text:s text:c="6"/>- короткий параметр</text:p>
      <text:p text:style-name="P92">--help <text:s text:c="2"/>- длинный параметр</text:p>
      <text:p text:style-name="P67">-s 10 <text:s text:c="3"/>- параметры со значениями</text:p>
      <text:p text:style-name="P67">--size 10</text:p>
      <text:p text:style-name="P67">--size=10</text:p>
      <text:p text:style-name="P67">Так вот, существует несколько специальных функций предназначенных для разбора списка переданных параметров:</text:p>
      <text:p text:style-name="P68"><text:span text:style-name="T13">int getopt</text:span><text:span text:style-name="T6">(...)</text:span> <text:span text:style-name="T53">- Обрабатывает короткие параметры</text:span></text:p>
      <text:p text:style-name="P66"><text:span text:style-name="T13">int getopt_long(...)</text:span> <text:span text:style-name="T53">- Обрабатывает короткие и длинные параметры</text:span></text:p>
      <text:p text:style-name="P66"><text:span text:style-name="T13">int getopt_long_only(...)</text:span><text:span text:style-name="T53"> - Обрабатывает параметры только как длинные</text:span></text:p>
      <text:h text:style-name="Heading_20_2" text:outline-level="2"><text:bookmark-start text:name="__RefHeading___Toc609_1658897400"/>Передача длинных опций в программу - getopt_long<text:bookmark-end text:name="__RefHeading___Toc609_1658897400"/></text:h>
      <text:p text:style-name="P93">Парсинг длинных параметров командной строки достаточно сложный процесс, поэтому бибилиотека GNU C Library имеет специальную функцию getopt_long(), которая может работать одновременно и с длинными и с короткими параметрами. Для работы только с длинными именами параметров существует функция getopt_long_only.</text:p>
      <text:p text:style-name="P67">Для того, чтобы работать с этими функциями Вам потребуется подключить файл getopt.h. Выглядят эти функции следующим образом:</text:p>
      <text:p text:style-name="P55">#define _GNU_SOURCE</text:p>
      <text:p text:style-name="P30"><text:soft-page-break/>#include &lt;getopt.h&gt;</text:p>
      <text:p text:style-name="P30">int getopt_long(int argc, char * const argv[],</text:p>
      <text:p text:style-name="P30"><text:tab/>const char *optstring,</text:p>
      <text:p text:style-name="P30"><text:tab/>const struct option *longopts, int *longindex);</text:p>
      <text:p text:style-name="P30">int getopt_long_only(int argc, char * const argv[],</text:p>
      <text:p text:style-name="P30"><text:tab/>const char *optstring,</text:p>
      <text:p text:style-name="P30"><text:tab/>const struct option *longopts, int *longindex);</text:p>
      <text:p text:style-name="P89">Для работы функции getopt_long ей нужны следующие данные:</text:p>
      <text:p text:style-name="P95">argc - счетчик количества параметров командой строки argc.</text:p>
      <text:p text:style-name="P96">argv - значения парамеров командной строки argv[].</text:p>
      <text:p text:style-name="P96">optstring - список коротких названий параметров, которые мы изучали в "Шаг 10 - Передача опций в программу - getopt".</text:p>
      <text:p text:style-name="P96">longopts - специальный массив с названиями длинных параметров.</text:p>
      <text:p text:style-name="P96">longindex - указатель на переменную, в которую будет помещен индекс текущего параметра из массива longopts.</text:p>
      <text:p text:style-name="P89">Основным отличием этих фукнций от getopt является потребность в специальном массиве. О нем и поговорим. Массив longopts состоит из записей struct option имеющих следующий вид:</text:p>
      <text:p text:style-name="P24">struct option {</text:p>
      <text:p text:style-name="P30"><text:tab/>const char *name;</text:p>
      <text:p text:style-name="P30"><text:tab/>int has_arg;</text:p>
      <text:p text:style-name="P30"><text:tab/>int *flag;</text:p>
      <text:p text:style-name="P30"><text:tab/>int val;</text:p>
      <text:p text:style-name="P30">};</text:p>
      <text:p text:style-name="P67">В первом поле name задается название длинного параметра.</text:p>
      <text:p text:style-name="P92">Поле has_arg определяет нужно ли для этого параметра значение. Для этого в getopt.h определены специальные значения:</text:p>
      <text:p text:style-name="P24">#define no_argument <text:s text:c="11"/>0</text:p>
      <text:p text:style-name="P30">#define required_argument <text:s text:c="5"/>1</text:p>
      <text:p text:style-name="P30">#define optional_argument <text:s text:c="5"/>2</text:p>
      <text:p text:style-name="P89">Как видите, если значение <text:span text:style-name="T8">has_arg</text:span> равно 0 (no_argument), то параметр не должен иметь значение, если 1 (required_argument), то параметр должен иметь значение. Если же значение для параметра опционально, то <text:span text:style-name="T8">has_arg</text:span> равен 3 (optional_argument).</text:p>
      <text:p text:style-name="P67">Поле <text:span text:style-name="T8">flag</text:span> задает указатель на флаг, в который помещается значение val, если найден данный параметр (сама функция при этом возвращает 0). Если указатель равен NULL, то функция возвращает значение val в качестве результата работы.</text:p>
      <text:p text:style-name="P92">Поле <text:span text:style-name="T8">var</text:span> содержит значение, которое помещается в <text:span text:style-name="T8">flag</text:span> или возвращается в качестве результата работы функции.</text:p>
      <text:p text:style-name="P92">Последняя запись массива <text:span text:style-name="T8">longopts</text:span> должна содержать нулевые значения, для того чтобы функция могла однозначно определить конец массива.</text:p>
      <text:p text:style-name="P67">Использовать данную функцию можно несколькими способами. Первый способ самый простой, и заключается в установке флажков программы с помощью данной функции в зависимости от входных параметров.</text:p>
      <text:p text:style-name="P89">Давайте посмотрим пример longopt1.c:</text:p>
      <text:p text:style-name="P24">#include &lt;stdlib.h&gt;</text:p>
      <text:p text:style-name="P30">#include &lt;stdio.h&gt;</text:p>
      <text:p text:style-name="P30">#include &lt;getopt.h&gt;</text:p>
      <text:p text:style-name="P30">int main (int argc, char *argv[]) {</text:p>
      <text:p text:style-name="P30"><text:tab/>int flag_a = 0;</text:p>
      <text:p text:style-name="P30"><text:tab/>int flag_b = 0;</text:p>
      <text:p text:style-name="P30"><text:tab/>int flag_c = 0;</text:p>
      <text:p text:style-name="P30"><text:tab/>const char* short_options = "abc";</text:p>
      <text:p text:style-name="P30"><text:tab/>const struct option long_options[] = {</text:p>
      <text:p text:style-name="P30"><text:tab/><text:tab/>{ "opta", no_argument, &amp;flag_a, 1 },</text:p>
      <text:p text:style-name="P30"><text:tab/><text:tab/>{ "optb", no_argument, &amp;flag_b, 10 },</text:p>
      <text:p text:style-name="P30"><text:tab/><text:tab/>{ "optc", no_argument, &amp;flag_c, -121 },</text:p>
      <text:p text:style-name="P30"><text:tab/><text:tab/>{ NULL, 0, NULL, 0}</text:p>
      <text:p text:style-name="P30"><text:tab/>};</text:p>
      <text:p text:style-name="P30"><text:tab/>while (getopt_long(argc, argv, short_options,</text:p>
      <text:p text:style-name="P30"><text:tab/><text:tab/>long_options, NULL)!=-1);</text:p>
      <text:p text:style-name="P30"><text:tab/>printf("flag_a = %d\n",flag_a);</text:p>
      <text:p text:style-name="P30"><text:tab/>printf("flag_b = %d\n",flag_b);</text:p>
      <text:p text:style-name="P30"><text:tab/>printf("flag_c = %d\n",flag_c);</text:p>
      <text:p text:style-name="P30"><text:soft-page-break/><text:tab/>printf("\n");</text:p>
      <text:p text:style-name="P30">};</text:p>
      <text:p text:style-name="P89">После компиляции gcc longopt1.c -o longopt1 получим программу. Вот некоторые результаты работы:</text:p>
      <text:p text:style-name="P24">dron~# ./longopt1</text:p>
      <text:p text:style-name="P30">flag_a = 0</text:p>
      <text:p text:style-name="P30">flag_b = 0</text:p>
      <text:p text:style-name="P30">flag_c = 0</text:p>
      <text:p text:style-name="P61">dron~# ./longopt1 --opta</text:p>
      <text:p text:style-name="P30">flag_a = 1</text:p>
      <text:p text:style-name="P30">flag_b = 0</text:p>
      <text:p text:style-name="P30">flag_c = 0</text:p>
      <text:p text:style-name="P61">dron~# ./longopt1 --optb --optc</text:p>
      <text:p text:style-name="P30">flag_a = 0</text:p>
      <text:p text:style-name="P30">flag_b = 10</text:p>
      <text:p text:style-name="P30">flag_c = -121</text:p>
      <text:p text:style-name="P61">dron~# ./longopt1 -a -b -c</text:p>
      <text:p text:style-name="P30">flag_a = 0</text:p>
      <text:p text:style-name="P30">flag_b = 0</text:p>
      <text:p text:style-name="P30">flag_c = 0</text:p>
      <text:p text:style-name="P89">Как видите, когда функция увидела параметры --opta, --optb или --optc она сразу же установила переменные flag_a, flag_b и flag_с значениями, которые были указаны в массиве long_options. Но посмотрите на короткие параметры -a, -b и -c. Они не были задействованы. А все от того, что в качестве результата работы функция возвращает:</text:p>
      <text:p text:style-name="P67">если короткий параметр, то его название (т.е. символ)</text:p>
      <text:p text:style-name="P67">если длинный параметр, то значение val при flag=NULL, иначе 0 и флагу flag присваивается значение val.</text:p>
      <text:p text:style-name="P89">Мы с вами обработку коротких параметров не предусмотрели, если Вы сейчас модифицируете код, то сможете увидеть и их:</text:p>
      <text:p text:style-name="P25">int rez; // добавьте переменную</text:p>
      <text:p text:style-name="P30">// новый цикл обработки параметров</text:p>
      <text:p text:style-name="P30">while ((rez=getopt_long(argc,argv,short_options, long_options,NULL))!=-1)</text:p>
      <text:p text:style-name="P30">{</text:p>
      <text:p text:style-name="P30"><text:tab/>printf("rez: %d = \'%c\'\n",rez,rez);</text:p>
      <text:p text:style-name="P30">};</text:p>
      <text:p text:style-name="P89">Если сейчас запустить программу, то она выдаст следующее:</text:p>
      <text:p text:style-name="P97">dron~# ./longopt1 -abc</text:p>
      <text:p text:style-name="P98">rez: 97 = 'a'</text:p>
      <text:p text:style-name="P98">rez: 98 = 'b'</text:p>
      <text:p text:style-name="P98">rez: 99 = 'c'</text:p>
      <text:p text:style-name="P98">flag_a = 0</text:p>
      <text:p text:style-name="P98">flag_b = 0</text:p>
      <text:p text:style-name="P98">flag_c = 0</text:p>
      <text:p text:style-name="P99">dron~# ./longopt1 -a -c -g</text:p>
      <text:p text:style-name="P98">rez: 97 = 'a'</text:p>
      <text:p text:style-name="P98">rez: 99 = 'c'</text:p>
      <text:p text:style-name="P99">./a.out: invalid option -- g</text:p>
      <text:p text:style-name="P98">rez: 63 = '?'</text:p>
      <text:p text:style-name="P98">flag_a = 0</text:p>
      <text:p text:style-name="P98">flag_b = 0</text:p>
      <text:p text:style-name="P98">flag_c = 0</text:p>
      <text:p text:style-name="P89">Теперь можно обрабатывать и короткие параметры, а чтобы это делать все сразу, существует как раз второй метод использования этой функции. Это когда указатели flag устанавливают в NULL, а значения val устанавливают в названия коротких параметров. При этом вся обработка результатов происходит в switch структуре. Давайте попробуем создать файл longopt2.c:</text:p>
      <text:p text:style-name="P97">#include &lt;stdlib.h&gt;</text:p>
      <text:p text:style-name="P98">#include &lt;stdio.h&gt;</text:p>
      <text:p text:style-name="P98">#include &lt;getopt.h&gt;</text:p>
      <text:p text:style-name="P98">int main (int argc, char *argv[]){</text:p>
      <text:p text:style-name="P98"><text:tab/>const char* short_options = "hs::f:";</text:p>
      <text:p text:style-name="P98"><text:tab/>const struct option long_options[] = {</text:p>
      <text:p text:style-name="P98"><text:tab/><text:tab/>{ "help", no_argument, NULL, 'h' },</text:p>
      <text:p text:style-name="P98"><text:tab/><text:tab/>{ "size", optional_argument, NULL, 's' },</text:p>
      <text:p text:style-name="P98"><text:soft-page-break/><text:tab/><text:tab/>{ "file", required_argument, NULL, 'f' },</text:p>
      <text:p text:style-name="P98"><text:tab/><text:tab/>{ NULL, 0, NULL, 0 }</text:p>
      <text:p text:style-name="P98"><text:tab/>};</text:p>
      <text:p text:style-name="P98"><text:tab/>int rez;</text:p>
      <text:p text:style-name="P98"><text:tab/>int option_index;</text:p>
      <text:p text:style-name="P98"><text:tab/>while ((rez=getopt_long(argc,argv,short_options,</text:p>
      <text:p text:style-name="P98"><text:tab/><text:tab/>long_options,&amp;option_index))!=-1){</text:p>
      <text:p text:style-name="P98"><text:tab/><text:tab/>switch(rez){</text:p>
      <text:p text:style-name="P98"><text:tab/><text:tab/><text:tab/>case 'h': {</text:p>
      <text:p text:style-name="P98"><text:tab/><text:tab/><text:tab/><text:tab/>printf("This is demo help. Try -h or --help.\n");</text:p>
      <text:p text:style-name="P98"><text:tab/><text:tab/><text:tab/><text:tab/>printf("option_index = %d (\"%s\",%d,%c)\n",</text:p>
      <text:p text:style-name="P98"><text:tab/><text:tab/><text:tab/><text:tab/><text:tab/>option_index,</text:p>
      <text:p text:style-name="P98"><text:tab/><text:tab/><text:tab/><text:tab/><text:tab/>long_options[option_index].name,</text:p>
      <text:p text:style-name="P98"><text:tab/><text:tab/><text:tab/><text:tab/><text:tab/>long_options[option_index].has_arg,</text:p>
      <text:p text:style-name="P98"><text:tab/><text:tab/><text:tab/><text:tab/><text:tab/>long_options[option_index].val</text:p>
      <text:p text:style-name="P98"><text:tab/><text:tab/><text:tab/><text:tab/>);</text:p>
      <text:p text:style-name="P98"><text:tab/><text:tab/><text:tab/><text:tab/>break;</text:p>
      <text:p text:style-name="P98"><text:tab/><text:tab/><text:tab/>};</text:p>
      <text:p text:style-name="P98"><text:tab/><text:tab/><text:tab/>case 's': {</text:p>
      <text:p text:style-name="P98"><text:tab/><text:tab/><text:tab/><text:tab/>if (optarg!=NULL)</text:p>
      <text:p text:style-name="P98"><text:tab/><text:tab/><text:tab/><text:tab/><text:tab/>printf("found size with value %s\n",optarg);</text:p>
      <text:p text:style-name="P98"><text:tab/><text:tab/><text:tab/><text:tab/>else</text:p>
      <text:p text:style-name="P98"><text:tab/><text:tab/><text:tab/><text:tab/><text:tab/>printf("found size without value\n");</text:p>
      <text:p text:style-name="P98"><text:tab/><text:tab/><text:tab/><text:tab/>break;</text:p>
      <text:p text:style-name="P98"><text:tab/><text:tab/><text:tab/>};</text:p>
      <text:p text:style-name="P98"><text:tab/></text:p>
      <text:p text:style-name="P98"><text:tab/><text:tab/><text:tab/>case 'f': {</text:p>
      <text:p text:style-name="P98"><text:tab/><text:tab/><text:tab/><text:tab/>printf("file = %s\n",optarg);</text:p>
      <text:p text:style-name="P98"><text:tab/><text:tab/><text:tab/><text:tab/>break;</text:p>
      <text:p text:style-name="P98"><text:tab/><text:tab/><text:tab/>};</text:p>
      <text:p text:style-name="P98"><text:tab/><text:tab/><text:tab/>case '?': default: {</text:p>
      <text:p text:style-name="P98"><text:tab/><text:tab/><text:tab/><text:tab/>printf("found unknown option\n");</text:p>
      <text:p text:style-name="P98"><text:tab/><text:tab/><text:tab/><text:tab/>break;</text:p>
      <text:p text:style-name="P98"><text:tab/><text:tab/><text:tab/>};</text:p>
      <text:p text:style-name="P98"><text:tab/><text:tab/>};</text:p>
      <text:p text:style-name="P98"><text:tab/>};</text:p>
      <text:p text:style-name="P98"><text:tab/>return 0;</text:p>
      <text:p text:style-name="P98">};</text:p>
      <text:p text:style-name="P89">Теперь посмотрите на работу программы. Попробуем параметр --help и -h.</text:p>
      <text:p text:style-name="P24">dron~# ./longopt2 --help</text:p>
      <text:p text:style-name="P30">This is demo help. Try -h or --help.</text:p>
      <text:p text:style-name="P30">option_index = 0 ("help",0,h)</text:p>
      <text:p text:style-name="P30">dron~# ./longopt2 -h</text:p>
      <text:p text:style-name="P30">This is demo help. Try -h or --help.</text:p>
      <text:p text:style-name="P30">Segmentation fault</text:p>
      <text:p text:style-name="P89">В первом случае все удачно, вывелась помощь и значение option_index. Во втором случае программа "упала" с сообщением об ошибке. Почему ? Ошибка Segmentation fault выдается когда программа пытается работать с неверными указателями. А в нашем случае мы пытаемся получить по option_index название параметра. В случае когда найден короткий параметр значение option_index не определено. Что же делать ?! А все просто. Модифицируем код чуток:</text:p>
      <text:p text:style-name="P24">int option_index = -1; //обнулим в начале (установим признак ошибки)</text:p>
      <text:p text:style-name="P30">while (...){</text:p>
      <text:p text:style-name="P30"><text:tab/>switch(...){</text:p>
      <text:p text:style-name="P30"><text:tab/>};</text:p>
      <text:p text:style-name="P30"><text:tab/>option_index = -1; // снова делаем ошибку</text:p>
      <text:p text:style-name="P30">};</text:p>
      <text:p text:style-name="P89">При такой работе option_index можно применять для определения типа переданного параметра. Если он был длинным, то это значение будет больше нуля и равно порядковому номеру параметра в массиве. Если же -1, то это значит, что параметр короткий:</text:p>
      <text:p text:style-name="P24">if (option_index &lt; 0)</text:p>
      <text:p text:style-name="P30"><text:tab/>printf("short help option\n");</text:p>
      <text:p text:style-name="P30">else</text:p>
      <text:p text:style-name="P30"><text:tab/>printf("option_index = %d (\"%s\",%d,%c)\n",</text:p>
      <text:p text:style-name="P30"><text:tab/><text:tab/>option_index,</text:p>
      <text:p text:style-name="P30"><text:tab/><text:tab/>long_options[option_index].name,</text:p>
      <text:p text:style-name="P30"><text:tab/><text:tab/>long_options[option_index].has_arg,</text:p>
      <text:p text:style-name="P30"><text:tab/><text:tab/>long_options[option_index].val</text:p>
      <text:p text:style-name="P30"><text:tab/>);</text:p>
      <text:p text:style-name="P89"><text:soft-page-break/>Теперь все работает:</text:p>
      <text:p text:style-name="P24">dron~# ./longopt2 --help</text:p>
      <text:p text:style-name="P30">This is demo help. Try -h or --help.</text:p>
      <text:p text:style-name="P30">option_index = 0 ("help",0,h)</text:p>
      <text:p text:style-name="P30">dron~# ./longopt2 -h</text:p>
      <text:p text:style-name="P30">This is demo help. Try -h or --help.</text:p>
      <text:p text:style-name="P30">short help option</text:p>
      <text:p text:style-name="P89">Но это еще не все фокусы :) Попробуйте поиграть с параметрами size и file:</text:p>
      <text:p text:style-name="P24">dron~# ./longopt2 -s 10</text:p>
      <text:p text:style-name="P30">found size without value</text:p>
      <text:p text:style-name="P30">dron~# ./longopt2 -s10</text:p>
      <text:p text:style-name="P30">found size with value 10</text:p>
      <text:p text:style-name="P30">dron~# ./longopt2 --size 10</text:p>
      <text:p text:style-name="P30">found size without value</text:p>
      <text:p text:style-name="P30">dron~# ./longopt2 --size=10</text:p>
      <text:p text:style-name="P30">found size with value 10</text:p>
      <text:p text:style-name="P30">dron~# ./longopt2 -f asd</text:p>
      <text:p text:style-name="P30">file = asd</text:p>
      <text:p text:style-name="P30">dron~# ./longopt2 -fasd</text:p>
      <text:p text:style-name="P30">file = asd</text:p>
      <text:p text:style-name="P30">dron~# ./longopt2 --file asd</text:p>
      <text:p text:style-name="P30">file = asd</text:p>
      <text:p text:style-name="P30">dron~# ./longopt2 --file=asd</text:p>
      <text:p text:style-name="P30">file = asd</text:p>
      <text:p text:style-name="P89">Как видите не все так просто. У нас size задан в массиве как optional_argument, т.е. параметр с опциональным аргументом. И получается, что когда нет явного признака присвоения, т.е. когда в коротком виде значение не стоит рядом с названием, а в длинном виде нет знака "=", наш параметр не получает никакого значения.</text:p>
      <text:p text:style-name="P89">А вот параметр file заданный как required_argument получает свое значение в любом случае. И в этом заключается отличие типов аргументов. Теперь при разработке программ надо всегда учитывать, что если вы используете опциональный аргумент, то пользователь может ошибочно ввести командную строку, и вместо значения введенного пользователем Ваша программа будет использовать значение, которое вы используете по умолчанию. Незнаю, помоему достаточно значительная проблема, о которой следует помнить.</text:p>
      <text:p text:style-name="P89">Осталось лишь сказать о функции getopt_long_only( ), которая является полным аналогом getopt_long() за исключением того, что даже короткие параметры она пытается сравнить с длинными. Модифицируйте название функции и попробуйте запустить программу:</text:p>
      <text:p text:style-name="P24">dron~# ./longopt3 -f 10</text:p>
      <text:p text:style-name="P30">file = 10</text:p>
      <text:p text:style-name="P30">dron~# ./longopt3 -f10</text:p>
      <text:p text:style-name="P30">file = 10</text:p>
      <text:p text:style-name="P30">dron~# ./longopt3 --file=10</text:p>
      <text:p text:style-name="P30">file = 10</text:p>
      <text:p text:style-name="P30">dron~# ./longopt3 -file 10</text:p>
      <text:p text:style-name="P30">file = 10</text:p>
      <text:p text:style-name="P30">dron~# ./longopt3 -fil 100</text:p>
      <text:p text:style-name="P30">file = 100</text:p>
      <text:p text:style-name="P89">Вот так вот. Данная возможность может являться и плюсом и минусом. Полезной она оказывается, когда пользователь ошибочно набирает строку и указывает вместо --opt параметр -opt. Но эта функция может сыграть злую шутку, если вдруг из коротких названий параметров получится название длинного параметра и вместо перечисления '-size' = '-s -i -z -e' у Вас получится название длинного параметра --size от -s. Вообще работа данной функции несколько загадочна и неоднозначна, поэтому сами попробуйте ее в действии. Я же думаю, что в программах со сложными входными параметрами лучше воздержаться от ее использования. Зато в программах с небольшим количеством параметров эта функция может позволить игнорировать ошибки пользователя.</text:p>
      <text:h text:style-name="P127" text:outline-level="2"><text:bookmark-start text:name="__RefHeading___Toc348_1670826048"/><text:span text:style-name="T22">Функция </text:span><text:span text:style-name="T23">strtol</text:span><text:span text:style-name="T22">()</text:span><text:bookmark-end text:name="__RefHeading___Toc348_1670826048"/></text:h>
      <text:p text:style-name="P27">#include &lt;stdlib.h&gt;</text:p>
      <text:p text:style-name="P36">long int strtol(const char *nptr, char **endptr, int base);</text:p>
      <text:p text:style-name="P112">Описание</text:p>
      <text:p text:style-name="P117"><text:span text:style-name="T32">Функция </text:span><text:span text:style-name="T11">strtol</text:span><text:span text:style-name="T12">()</text:span><text:span text:style-name="T31"> преобразует строку в длинное целое число.</text:span></text:p>
      <text:p text:style-name="P118"><text:soft-page-break/>Функция strtol() преобразует начальную часть строки nptr в длинное целое число согласно системе счисления base, значение которой может быть от 2 до 36 включительно или равно специальному значению 0.</text:p>
      <text:h text:style-name="Heading_20_2" text:outline-level="2"><text:bookmark-start text:name="__RefHeading___Toc350_1670826048"/>int main(int argc, char* argv[])<text:bookmark-end text:name="__RefHeading___Toc350_1670826048"/></text:h>
      <text:p text:style-name="P109"><text:span text:style-name="T8">argc</text:span><text:span text:style-name="T36"> - argument count - это количество аргументов командной строки.</text:span></text:p>
      <text:p text:style-name="P110">Тип argc - int</text:p>
      <text:p text:style-name="P110">Минимально значение argc это 1. argv[0] это имя программного файла</text:p>
      <text:p text:style-name="P109"><text:span text:style-name="T8">char*</text:span><text:span text:style-name="T36"> - это тип возвращаемого значени</text:span></text:p>
      <text:p text:style-name="P109"><text:span text:style-name="T8">argv[] </text:span><text:span text:style-name="T36">- argument vector - массив значений этих аргументов</text:span></text:p>
      <text:p text:style-name="P111">Пример вызова функции myfunc() с двумя параметрами:</text:p>
      <text:p text:style-name="P44">./myfunc 7 9</text:p>
      <text:p text:style-name="P85"><text:span text:style-name="T29">З</text:span><text:span text:style-name="T30">десь argc=3, argv[‘myfunc’, ‘7’, ‘9’] </text:span></text:p>
      <text:h text:style-name="P128" text:outline-level="2"><text:bookmark-start text:name="__RefHeading___Toc490_3844388352"/>Компиляция нескольких файлов<text:bookmark-end text:name="__RefHeading___Toc490_3844388352"/></text:h>
      <text:p text:style-name="P83"><text:span text:style-name="T27">С</text:span><text:span text:style-name="T28">оздадим программу из нескольких файлов. Сначала создадим главную программу, в которой будут две внешние процедуры. Назовем этот файл </text:span><text:span text:style-name="T10">main.c</text:span><text:span text:style-name="T28">:</text:span></text:p>
      <text:p text:style-name="P56">#include &lt;stdio.h&gt;</text:p>
      <text:p text:style-name="P59">extern int f1(); // описываем функцию f1() как внешнюю</text:p>
      <text:p text:style-name="P64">extern int f2(); // описываем функцию f2() как внешнюю</text:p>
      <text:p text:style-name="P31">int main()</text:p>
      <text:p text:style-name="P31">{</text:p>
      <text:p text:style-name="P31"><text:tab/>int n1, n2;</text:p>
      <text:p text:style-name="P60"><text:tab/>n1 = f1();</text:p>
      <text:p text:style-name="P65"><text:tab/>n2 = f2();</text:p>
      <text:p text:style-name="P31"><text:tab/>printf("f1() = %d\n",n1);</text:p>
      <text:p text:style-name="P31"><text:tab/>printf("f2() = %d\n",n2);</text:p>
      <text:p text:style-name="P60"><text:tab/>return 0;</text:p>
      <text:p text:style-name="P31">}</text:p>
      <text:p text:style-name="P32">* Работает и без extern.</text:p>
      <text:p text:style-name="P32">* Если f1(float arg1, int arg2) содержит параметры, то эту сигнатуру надо просто повторить перед</text:p>
      <text:p text:style-name="P32">* int main()</text:p>
      <text:p text:style-name="P32">*</text:p>
      <text:p text:style-name="P32">* int f1(float arg1, int arg2);</text:p>
      <text:p text:style-name="P32">* int main() { </text:p>
      <text:p text:style-name="P88">Теперь создаем два файла, каждый из которых будет содержать полное определение внешней функции из главной программы. Файлы назовем f1.c и f2.c:</text:p>
      <text:p text:style-name="P82">int f1() { return 2; }</text:p>
      <text:p text:style-name="P69">int f2() { return 10; }</text:p>
      <text:p text:style-name="P91">После этого процесс компиляции программы с помощью gcc будет выглядеть несколько иначе от описанного в "Шаг 1 - Компиляция программ на языке C/C++".</text:p>
      <text:p text:style-name="P82">Компилировать можно все файлы одновременно одной командой, перечисляя составные файлы через пробел после ключа -c:</text:p>
      <text:p text:style-name="P43">gcc -c main.c f1.c f2.c</text:p>
      <text:p text:style-name="P82">Или каждый файл в отдельности:</text:p>
      <text:p text:style-name="P43">gcc -c f1.c</text:p>
      <text:p text:style-name="P47">gcc -c f2.c</text:p>
      <text:p text:style-name="P47">gcc -c main.c</text:p>
      <text:p text:style-name="P88">В результате работы компилятора мы получим три отдельных объектных файла:</text:p>
      <text:p text:style-name="P43">main.o</text:p>
      <text:p text:style-name="P47">f1.o</text:p>
      <text:p text:style-name="P47"><text:soft-page-break/>f2.o</text:p>
      <text:p text:style-name="P88">Чтобы их собрать в один файл с помощью gcc надо использовать ключ -o, при этом линкер соберет все файлы в один:</text:p>
      <text:p text:style-name="P43">gcc main.o f1.o f2.o -o rezult</text:p>
      <text:p text:style-name="P88">В результате вызова полученной программы rezult командой:</text:p>
      <text:p text:style-name="P43">./rezult</text:p>
      <text:p text:style-name="P88">На экране появится результат работы:</text:p>
      <text:p text:style-name="P43">dron:~# ./rezult</text:p>
      <text:p text:style-name="P47">f1() = 2</text:p>
      <text:p text:style-name="P47">f2() = 10</text:p>
      <text:p text:style-name="P47">dron:~#</text:p>
      <text:p text:style-name="P88">Теперь, если мы изменим какую-то из процедур, например f1():</text:p>
      <text:p text:style-name="P43">int f1() { <text:span text:style-name="T38">r</text:span>eturn 25; }</text:p>
      <text:p text:style-name="P88">То компилировать заново все файлы не придется, а понадобится лишь скомпилировать измененный файл и собрать результирующий файл из кусков:</text:p>
      <text:p text:style-name="P43">dron:~# gcc -c f1.c</text:p>
      <text:p text:style-name="P47">dron:~# gcc main.o f1.o f2.o -o rezult2</text:p>
      <text:p text:style-name="P47">dron:~# ./rezult2</text:p>
      <text:p text:style-name="P47">f1() = 25</text:p>
      <text:p text:style-name="P47">f2() = 10</text:p>
      <text:p text:style-name="P47">dron:~#</text:p>
      <text:h text:style-name="Heading_20_2" text:outline-level="2"><text:bookmark-start text:name="__RefHeading___Toc1064_2494869870"/>Format Specifiers in C<text:bookmark-end text:name="__RefHeading___Toc1064_2494869870"/>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%c</text:p>
          </table:table-cell>
          <table:table-cell table:style-name="Table1.B1" office:value-type="string">
            <text:p text:style-name="P52">a single character</text:p>
          </table:table-cell>
        </table:table-row>
        <table:table-row table:style-name="Table1.2">
          <table:table-cell table:style-name="Table1.A2" office:value-type="string">
            <text:p text:style-name="P52">%s</text:p>
          </table:table-cell>
          <table:table-cell table:style-name="Table1.B2" office:value-type="string">
            <text:p text:style-name="P52">a string</text:p>
          </table:table-cell>
        </table:table-row>
        <table:table-row table:style-name="Table1.2">
          <table:table-cell table:style-name="Table1.A2" office:value-type="string">
            <text:p text:style-name="P52">%hi</text:p>
          </table:table-cell>
          <table:table-cell table:style-name="Table1.B2" office:value-type="string">
            <text:p text:style-name="P52">short (signed)</text:p>
          </table:table-cell>
        </table:table-row>
        <table:table-row table:style-name="Table1.2">
          <table:table-cell table:style-name="Table1.A2" office:value-type="string">
            <text:p text:style-name="P52">%hu</text:p>
          </table:table-cell>
          <table:table-cell table:style-name="Table1.B2" office:value-type="string">
            <text:p text:style-name="P52">short (unsigned)</text:p>
          </table:table-cell>
        </table:table-row>
        <table:table-row table:style-name="Table1.2">
          <table:table-cell table:style-name="Table1.A2" office:value-type="string">
            <text:p text:style-name="P52">%Lf</text:p>
          </table:table-cell>
          <table:table-cell table:style-name="Table1.B2" office:value-type="string">
            <text:p text:style-name="P52">long double</text:p>
          </table:table-cell>
        </table:table-row>
        <table:table-row table:style-name="Table1.2">
          <table:table-cell table:style-name="Table1.A2" office:value-type="string">
            <text:p text:style-name="P52">%n</text:p>
          </table:table-cell>
          <table:table-cell table:style-name="Table1.B2" office:value-type="string">
            <text:p text:style-name="P52">prints nothing</text:p>
          </table:table-cell>
        </table:table-row>
        <table:table-row table:style-name="Table1.2">
          <table:table-cell table:style-name="Table1.A2" office:value-type="string">
            <text:p text:style-name="P52">%d</text:p>
          </table:table-cell>
          <table:table-cell table:style-name="Table1.B2" office:value-type="string">
            <text:p text:style-name="P52">a decimal integer (assumes base 10)</text:p>
          </table:table-cell>
        </table:table-row>
        <table:table-row table:style-name="Table1.2">
          <table:table-cell table:style-name="Table1.A2" office:value-type="string">
            <text:p text:style-name="P52">%i</text:p>
          </table:table-cell>
          <table:table-cell table:style-name="Table1.B2" office:value-type="string">
            <text:p text:style-name="P52">a decimal integer (detects the base automatically)</text:p>
          </table:table-cell>
        </table:table-row>
        <table:table-row table:style-name="Table1.2">
          <table:table-cell table:style-name="Table1.A2" office:value-type="string">
            <text:p text:style-name="P52">%o</text:p>
          </table:table-cell>
          <table:table-cell table:style-name="Table1.B2" office:value-type="string">
            <text:p text:style-name="P52">an octal (base 8) integer</text:p>
          </table:table-cell>
        </table:table-row>
        <table:table-row table:style-name="Table1.2">
          <table:table-cell table:style-name="Table1.A2" office:value-type="string">
            <text:p text:style-name="P52">%x</text:p>
          </table:table-cell>
          <table:table-cell table:style-name="Table1.B2" office:value-type="string">
            <text:p text:style-name="P52">a hexadecimal (base 16) integer</text:p>
          </table:table-cell>
        </table:table-row>
        <table:table-row table:style-name="Table1.2">
          <table:table-cell table:style-name="Table1.A2" office:value-type="string">
            <text:p text:style-name="P52">%p<text:tab/></text:p>
          </table:table-cell>
          <table:table-cell table:style-name="Table1.B2" office:value-type="string">
            <text:p text:style-name="P52">an address (or pointer)</text:p>
          </table:table-cell>
        </table:table-row>
        <table:table-row table:style-name="Table1.2">
          <table:table-cell table:style-name="Table1.A2" office:value-type="string">
            <text:p text:style-name="P52">%f</text:p>
          </table:table-cell>
          <table:table-cell table:style-name="Table1.B2" office:value-type="string">
            <text:p text:style-name="P52">a floating point number for floats</text:p>
          </table:table-cell>
        </table:table-row>
        <table:table-row table:style-name="Table1.2">
          <table:table-cell table:style-name="Table1.A2" office:value-type="string">
            <text:p text:style-name="P52">%u</text:p>
          </table:table-cell>
          <table:table-cell table:style-name="Table1.B2" office:value-type="string">
            <text:p text:style-name="P52">int unsigned decimal</text:p>
          </table:table-cell>
        </table:table-row>
        <table:table-row table:style-name="Table1.2">
          <table:table-cell table:style-name="Table1.A2" office:value-type="string">
            <text:p text:style-name="P52">%e</text:p>
          </table:table-cell>
          <table:table-cell table:style-name="Table1.B2" office:value-type="string">
            <text:p text:style-name="P52">a floating point number in scientific notation</text:p>
          </table:table-cell>
        </table:table-row>
        <table:table-row table:style-name="Table1.2">
          <table:table-cell table:style-name="Table1.A2" office:value-type="string">
            <text:p text:style-name="P52">%E</text:p>
          </table:table-cell>
          <table:table-cell table:style-name="Table1.B2" office:value-type="string">
            <text:p text:style-name="P52">A floating point number in scientific notation</text:p>
          </table:table-cell>
        </table:table-row>
        <table:table-row table:style-name="Table1.2">
          <table:table-cell table:style-name="Table1.A2" office:value-type="string">
            <text:p text:style-name="P52">%%</text:p>
          </table:table-cell>
          <table:table-cell table:style-name="Table1.B2" office:value-type="string">
            <text:p text:style-name="P52">the % symbol</text:p>
          </table:table-cell>
        </table:table-row>
        <table:table-row table:style-name="Table1.1">
          <table:table-cell table:style-name="Table1.A2" office:value-type="string">
            <text:p text:style-name="P52">%<text:span text:style-name="T56">ld, %zu</text:span></text:p>
          </table:table-cell>
          <table:table-cell table:style-name="Table1.B2" office:value-type="string">
            <text:p text:style-name="P53">size_t</text:p>
          </table:table-cell>
        </table:table-row>
      </table:table>
      <text:h text:style-name="Heading_20_2" text:outline-level="2"><text:bookmark-start text:name="__RefHeading___Toc1177_1018758956"/><text:soft-page-break/>В чём отличие между char* и char[]?<text:bookmark-end text:name="__RefHeading___Toc1177_1018758956"/></text:h>
      <text:p text:style-name="P84">char* - это просто указатель</text:p>
      <text:p text:style-name="P81">char[] - создание массива на стеке</text:p>
      <text:p text:style-name="P33">char* str1 = "str";</text:p>
      <text:p text:style-name="P33">char* str2 = "str";</text:p>
      <text:p text:style-name="P33">if(str1 == str2)-→true</text:p>
      <text:p text:style-name="P40">char str1[] = "str";</text:p>
      <text:p text:style-name="P33">char str2[] = "str";</text:p>
      <text:p text:style-name="P35"><text:span text:style-name="T15">if(str1 == str2)-→</text:span><text:span text:style-name="T16">false</text:span></text:p>
      <text:p text:style-name="P84">char[] - создание массива на стеке. Соответственно, у вас там будут хранится не два указателя, а два массива. Вы сравниваете их и они очевидно не равны.</text:p>
      <text:p text:style-name="P77">Другой пример.</text:p>
      <text:p text:style-name="P26">int main(int argc, char *argv[])</text:p>
      <text:p text:style-name="P34">{</text:p>
      <text:p text:style-name="P34"><text:s text:c="4"/>char* p = "Hello World";</text:p>
      <text:p text:style-name="P34"><text:s text:c="4"/>char q[] = "Hello World";</text:p>
      <text:p text:style-name="P34"><text:s text:c="4"/>return 0;</text:p>
      <text:p text:style-name="P34">}</text:p>
      <text:p text:style-name="P79"><text:span text:style-name="T33">p - указатель на «Hello World» сегмента данных только для чтения программы. Он </text:span><text:span text:style-name="T34">не может</text:span><text:span text:style-name="T33"> быть назначен параметром p [x] = x, потому что содержимое сегмента данных </text:span><text:span text:style-name="T35">только для чтения </text:span><text:span text:style-name="T33">не может быть изменено.</text:span></text:p>
      <text:p text:style-name="P78">q - это имя массива и указатель на «Hello World», скопированные из сегмента данных только для чтения в стеке.</text:p>
      <text:p text:style-name="P87"><text:span text:style-name="T33">Для постоянной строки, которую не нужно изменять в программе, она определяется какchar *Вместо тогоchar[], В конце концов, может повысить эффективность программы на одну копию меньше, что является обычным явлением при выводе журнала.</text:span><text:span text:style-name="T14">char *init = "init success"</text:span><text:span text:style-name="T33">，</text:span><text:span text:style-name="T14">char *p = "startup fail" </text:span><text:span text:style-name="T33">и многое другое.</text:span></text:p>
      <text:p text:style-name="P75">Другой пример.</text:p>
      <text:p text:style-name="P48"><text:span text:style-name="T39">char</text:span> *p = "hello"</text:p>
      <text:p text:style-name="P49"><text:span text:style-name="T40">char</text:span><text:span text:style-name="T42"> </text:span><text:span text:style-name="T41">p[]</text:span><text:span text:style-name="T42"> </text:span><text:span text:style-name="T41">=</text:span><text:span text:style-name="T42"> </text:span><text:span text:style-name="T43">"hello"</text:span></text:p>
      <text:p text:style-name="P80">Какая разница, когда я передаю обе эти переменные в эту функцию?</text:p>
      <text:p text:style-name="P63"><text:span text:style-name="T45">v</text:span><text:span text:style-name="T44">oid printSomething(char *p)</text:span></text:p>
      <text:p text:style-name="P50">{</text:p>
      <text:p text:style-name="P50"><text:s text:c="2"/>printf("p: %s",p);</text:p>
      <text:p text:style-name="P50">}</text:p>
      <text:p text:style-name="P86">char* и char[] - разные типы, но это не сразу видно во всех случаях. Это связано с тем, что массивы распадаются на указатели, что означает, что если выражение типа char[] предоставляется там, где ожидается один из типов char*, компилятор автоматически преобразует массив в указатель на его первый элемент.</text:p>
      <text:p text:style-name="P80">В вашем примере функция printSomething ожидает указатель, поэтому, если вы попытаетесь передать массив ему следующим образом:</text:p>
      <text:p text:style-name="P45">char s[10] = "hello";</text:p>
      <text:p text:style-name="P50">printSomething(s);</text:p>
      <text:p text:style-name="P86">Компилятор делает вид, что вы написали это:</text:p>
      <text:p text:style-name="P50">char s[10] = "hello";</text:p>
      <text:p text:style-name="P50">printSomething(&amp;s[0]);</text:p>
      <text:p text:style-name="P76">Другой пример.</text:p>
      <text:p text:style-name="P58"><text:span text:style-name="T52">char</text:span><text:span text:style-name="T49"> </text:span><text:span text:style-name="T50">s[]</text:span><text:span text:style-name="T49"> </text:span><text:span text:style-name="T50">=</text:span><text:span text:style-name="T49"> </text:span><text:span text:style-name="T51">"abc"</text:span><text:span text:style-name="T50">,</text:span><text:span text:style-name="T49"> </text:span><text:span text:style-name="T50">t[</text:span><text:span text:style-name="T51">3</text:span><text:span text:style-name="T50">]</text:span><text:span text:style-name="T49"> </text:span><text:span text:style-name="T50">=</text:span><text:span text:style-name="T49"> </text:span><text:span text:style-name="T51">"abc"</text:span><text:span text:style-name="T50">;</text:span></text:p>
      <text:p text:style-name="P71">определяет "простые" объекты массива символов s и t, элементы которых инициализируются символьными строковыми литералами. Эта декларация идентична</text:p>
      <text:p text:style-name="P58"><text:span text:style-name="T52">char</text:span><text:span text:style-name="T49"> </text:span><text:span text:style-name="T50">s[]</text:span><text:span text:style-name="T49"> </text:span><text:span text:style-name="T50">=</text:span><text:span text:style-name="T49"> </text:span><text:span text:style-name="T50">{</text:span><text:span text:style-name="T49"> </text:span><text:span text:style-name="T51">'a'</text:span><text:span text:style-name="T50">,</text:span><text:span text:style-name="T49"> </text:span><text:span text:style-name="T51">'b'</text:span><text:span text:style-name="T50">,</text:span><text:span text:style-name="T49"> </text:span><text:span text:style-name="T51">'c'</text:span><text:span text:style-name="T50">,</text:span><text:span text:style-name="T49"> </text:span><text:span text:style-name="T51">'\0'</text:span><text:span text:style-name="T49"> </text:span><text:span text:style-name="T50">},</text:span><text:span text:style-name="T49"> </text:span><text:span text:style-name="T50">t[]</text:span><text:span text:style-name="T49"> </text:span><text:span text:style-name="T50">=</text:span><text:span text:style-name="T49"> </text:span><text:span text:style-name="T50">{</text:span><text:span text:style-name="T49"> </text:span><text:span text:style-name="T51">'a'</text:span><text:span text:style-name="T50">,</text:span><text:span text:style-name="T49"> </text:span><text:span text:style-name="T51">'b'</text:span><text:span text:style-name="T50">,</text:span><text:span text:style-name="T49"> </text:span><text:span text:style-name="T51">'c'</text:span><text:span text:style-name="T49"> </text:span><text:span text:style-name="T50">};</text:span></text:p>
      <text:p text:style-name="P72"><text:span text:style-name="T26">Содержимое массивов может быть изменено</text:span><text:span text:style-name="T25">. С другой стороны, декларация</text:span></text:p>
      <text:p text:style-name="P57"><text:span text:style-name="T52">char</text:span><text:span text:style-name="T49"> </text:span><text:span text:style-name="T50">*p =</text:span><text:span text:style-name="T49"> </text:span><text:span text:style-name="T51">"abc"</text:span><text:span text:style-name="T50">;</text:span></text:p>
      <text:p text:style-name="P10"><text:soft-page-break/><text:span text:style-name="T25">определяет p с типом "pointer to char" и инициализирует его, чтобы указать на объект с типом "array of char" длиной 4, элементы которого инициализируются литералом символьной строки. Если предпринята попытка использовать p </text:span><text:span text:style-name="T26">для изменения содержимого массива, поведение не определено.</text:span></text:p>
      <text:h text:style-name="P129" text:outline-level="2"><text:bookmark-start text:name="__RefHeading___Toc1444_1064403582"/>Heap<text:bookmark-end text:name="__RefHeading___Toc1444_1064403582"/></text:h>
      <text:h text:style-name="P130" text:outline-level="3"><text:bookmark-start text:name="__RefHeading___Toc1456_1064403582"/>Создание read-only участка памяти в heap<text:bookmark-end text:name="__RefHeading___Toc1456_1064403582"/></text:h>
      <text:p text:style-name="P73">https://stackoverflow.com/questions/51072407/how-to-initialize-read-only-memory-locations-in-heap-in-c</text:p>
      <text:p text:style-name="P71">First of all, understand that there is no such thing as "read only locations in the heap". The heap is 100% writable. malloc() is defined as returning void *. You are allowed to write to the data pointed to by the pointers which malloc returns.</text:p>
      <text:p text:style-name="P71">You can protect yourself pretty well, but not 100%. You could do something like this:</text:p>
      <text:p text:style-name="P103"><text:span text:style-name="Source_20_Text"><text:span text:style-name="T17">char * x = malloc(1);</text:span></text:span></text:p>
      <text:p text:style-name="P104"><text:span text:style-name="Source_20_Text"><text:span text:style-name="T46">*x = 'a';</text:span></text:span></text:p>
      <text:p text:style-name="P104"><text:span text:style-name="Source_20_Text"><text:span text:style-name="T46">const char * c = x;</text:span></text:span></text:p>
      <text:p text:style-name="P105"><text:span text:style-name="Source_20_Text"><text:span text:style-name="T46">// Promise to not use the pointer x again</text:span></text:span></text:p>
      <text:p text:style-name="P104"><text:span text:style-name="Source_20_Text"><text:span text:style-name="T46">printf("%c\n",*c);</text:span></text:span></text:p>
      <text:p text:style-name="P71">Or if you prefer to encapsulate it a little bit:</text:p>
      <text:p text:style-name="P70"><text:span text:style-name="Source_20_Text"><text:span text:style-name="T3">const char * init()</text:span></text:span></text:p>
      <text:p text:style-name="P106"><text:span text:style-name="Source_20_Text"><text:span text:style-name="T46">{</text:span></text:span></text:p>
      <text:p text:style-name="P107"><text:span text:style-name="Source_20_Text"><text:span text:style-name="T46"><text:s text:c="4"/>char* c = malloc(1);</text:span></text:span></text:p>
      <text:p text:style-name="P107"><text:span text:style-name="Source_20_Text"><text:span text:style-name="T46"><text:s text:c="4"/>if(c == NULL) { </text:span></text:span><text:span text:style-name="Source_20_Text"><text:span text:style-name="T47">// </text:span></text:span><text:span text:style-name="Source_20_Text"><text:span text:style-name="T48">Always check if allocation is successful</text:span></text:span></text:p>
      <text:p text:style-name="P107"><text:span text:style-name="Source_20_Text"><text:span text:style-name="T46"><text:s text:c="8"/>// Code for error handling</text:span></text:span></text:p>
      <text:p text:style-name="P107"><text:span text:style-name="Source_20_Text"><text:span text:style-name="T46"><text:s text:c="4"/>}</text:span></text:span></text:p>
      <text:p text:style-name="P107"><text:span text:style-name="Source_20_Text"><text:span text:style-name="T46"><text:s text:c="4"/>*c = 'a';</text:span></text:span></text:p>
      <text:p text:style-name="P107"><text:span text:style-name="Source_20_Text"><text:span text:style-name="T46"><text:s text:c="4"/>return c;</text:span></text:span></text:p>
      <text:p text:style-name="P108"><text:span text:style-name="Source_20_Text"><text:span text:style-name="T46">}</text:span></text:span></text:p>
      <text:p text:style-name="P107"><text:span text:style-name="Source_20_Text"><text:span text:style-name="T46">int main()</text:span></text:span></text:p>
      <text:p text:style-name="P107"><text:span text:style-name="Source_20_Text"><text:span text:style-name="T46">{</text:span></text:span></text:p>
      <text:p text:style-name="P107"><text:span text:style-name="Source_20_Text"><text:span text:style-name="T46"><text:s text:c="4"/>const char * p = init();</text:span></text:span></text:p>
      <text:p text:style-name="P107"><text:span text:style-name="Source_20_Text"><text:span text:style-name="T46"><text:s text:c="4"/>printf("%c\n",*p);</text:span></text:span></text:p>
      <text:p text:style-name="P107"><text:span text:style-name="Source_20_Text"><text:span text:style-name="T46">}</text:span></text:span></text:p>
      <text:p text:style-name="P90">Note that it is still allowed to write char * p = init() without const and this will indeed make it possible to write *p = 'a', but you will at least trigger this warning:</text:p>
      <text:p text:style-name="P38">warning: initialization discards ‘const’ qualifier from pointer target </text:p>
      <text:p text:style-name="P38">type [-Wdiscarded-qualifiers]</text:p>
      <text:p text:style-name="P38"><text:s text:c="5"/>char * p = init();</text:p>
      <text:p text:style-name="P71">To get around this, you can free the memory with <text:span text:style-name="T18">free((char*)p)</text:span></text:p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f6f9d4"/>
      <style:paragraph-properties fo:margin-top="0.2in" fo:margin-bottom="0.0799in" loext:contextual-spacing="false" style:page-number="auto" fo:background-color="#f6f9d4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8in" fo:margin-bottom="0.0598in" loext:contextual-spacing="false"/>
      <style:text-properties fo:color="#2a6099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MT1" style:family="text">
      <style:text-properties style:font-name="DejaVu Sans" fo:font-size="6pt" officeooo:rsid="0020993d" style:font-size-asian="6pt" style:font-size-complex="6pt"/>
    </style:style>
    <style:style style:name="MT2" style:family="text">
      <style:text-properties style:font-name="DejaVu Sans" fo:font-size="6pt" officeooo:rsid="0050416a" style:font-size-asian="6pt" style:font-size-complex="6pt"/>
    </style:style>
    <style:style style:name="MT3" style:family="text">
      <style:text-properties style:font-name="DejaVu Sans" fo:font-size="6pt" fo:font-weight="bold" style:font-size-asian="6pt" style:font-weight-asian="bold" style:font-size-complex="6pt" style:font-weight-complex="bold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ifehacks in C<text:tab/></text:span><text:span text:style-name="MT2">page</text:span><text:span text:style-name="MT1"> </text:span><text:span text:style-name="MT3"><text:page-number text:select-page="current">12</text:page-number></text:span><text:span text:style-name="MT3">/</text:span><text:span text:style-name="MT3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2:05:34.619152318</meta:creation-date>
    <dc:date>2022-08-11T19:36:20.306866229</dc:date>
    <meta:editing-duration>PT3H14M39S</meta:editing-duration>
    <meta:editing-cycles>53</meta:editing-cycles>
    <meta:generator>LibreOffice/6.4.7.2$Linux_X86_64 LibreOffice_project/40$Build-2</meta:generator>
    <meta:document-statistic meta:table-count="1" meta:image-count="0" meta:object-count="0" meta:page-count="12" meta:paragraph-count="538" meta:word-count="4004" meta:character-count="26395" meta:non-whitespace-character-count="22617"/>
  </office:meta>
</office:document-meta>
</file>